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8430" officeooo:paragraph-rsid="00148430"/>
    </style:style>
    <style:style style:name="P2" style:family="paragraph" style:parent-style-name="Standard">
      <style:text-properties officeooo:rsid="0014d637" officeooo:paragraph-rsid="0014d637"/>
    </style:style>
    <style:style style:name="P3" style:family="paragraph" style:parent-style-name="Standard">
      <style:text-properties officeooo:rsid="00156f65" officeooo:paragraph-rsid="00156f65"/>
    </style:style>
    <style:style style:name="P4" style:family="paragraph" style:parent-style-name="Standard">
      <style:text-properties officeooo:rsid="00170fc6" officeooo:paragraph-rsid="00170fc6"/>
    </style:style>
    <style:style style:name="P5" style:family="paragraph" style:parent-style-name="Standard">
      <style:text-properties officeooo:rsid="00180189" officeooo:paragraph-rsid="00180189"/>
    </style:style>
    <style:style style:name="P6" style:family="paragraph" style:parent-style-name="Standard">
      <style:text-properties officeooo:rsid="0018e66a" officeooo:paragraph-rsid="0018e66a"/>
    </style:style>
    <style:style style:name="P7" style:family="paragraph" style:parent-style-name="Standard">
      <style:text-properties officeooo:rsid="001aaa69" officeooo:paragraph-rsid="001aaa69"/>
    </style:style>
    <style:style style:name="P8" style:family="paragraph" style:parent-style-name="Standard">
      <style:text-properties officeooo:rsid="001c1c59" officeooo:paragraph-rsid="001c1c59"/>
    </style:style>
    <style:style style:name="P9" style:family="paragraph" style:parent-style-name="Standard">
      <style:text-properties fo:font-style="normal" officeooo:rsid="001c1c59" officeooo:paragraph-rsid="001c1c59" style:font-style-asian="normal" style:font-style-complex="normal"/>
    </style:style>
    <style:style style:name="P10" style:family="paragraph" style:parent-style-name="Standard">
      <style:text-properties fo:font-style="normal" officeooo:rsid="001c4972" officeooo:paragraph-rsid="001c4972" style:font-style-asian="normal" style:font-style-complex="normal"/>
    </style:style>
    <style:style style:name="P11" style:family="paragraph" style:parent-style-name="Standard">
      <style:text-properties fo:font-style="normal" officeooo:rsid="001e374d" officeooo:paragraph-rsid="001e374d" style:font-style-asian="normal" style:font-style-complex="normal"/>
    </style:style>
    <style:style style:name="P12" style:family="paragraph" style:parent-style-name="Standard">
      <style:text-properties fo:font-style="normal" officeooo:rsid="001f217c" officeooo:paragraph-rsid="001f217c" style:font-style-asian="normal" style:font-style-complex="normal"/>
    </style:style>
    <style:style style:name="P13" style:family="paragraph" style:parent-style-name="Standard">
      <style:text-properties fo:font-style="normal" fo:font-weight="normal" officeooo:rsid="0025c388" officeooo:paragraph-rsid="0024157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officeooo:rsid="001f217c" officeooo:paragraph-rsid="001f217c"/>
    </style:style>
    <style:style style:name="P15" style:family="paragraph" style:parent-style-name="Standard">
      <style:text-properties officeooo:rsid="00211676" officeooo:paragraph-rsid="00211676"/>
    </style:style>
    <style:style style:name="P16" style:family="paragraph" style:parent-style-name="Standard">
      <style:text-properties officeooo:rsid="00227ae3" officeooo:paragraph-rsid="00227ae3"/>
    </style:style>
    <style:style style:name="P17" style:family="paragraph" style:parent-style-name="Standard">
      <style:text-properties officeooo:rsid="0023b985" officeooo:paragraph-rsid="0023b985"/>
    </style:style>
    <style:style style:name="P18" style:family="paragraph" style:parent-style-name="Standard">
      <style:text-properties officeooo:rsid="00241570" officeooo:paragraph-rsid="00241570"/>
    </style:style>
    <style:style style:name="P19" style:family="paragraph" style:parent-style-name="Standard">
      <style:text-properties fo:font-weight="bold" officeooo:rsid="00273b19" officeooo:paragraph-rsid="00273b19" style:font-weight-asian="bold" style:font-weight-complex="bold"/>
    </style:style>
    <style:style style:name="P20" style:family="paragraph" style:parent-style-name="Standard">
      <style:text-properties officeooo:rsid="00273b19" officeooo:paragraph-rsid="00273b19"/>
    </style:style>
    <style:style style:name="P21" style:family="paragraph" style:parent-style-name="Standard" style:list-style-name="L1">
      <style:text-properties officeooo:rsid="00148430" officeooo:paragraph-rsid="00148430"/>
    </style:style>
    <style:style style:name="P22" style:family="paragraph" style:parent-style-name="Standard" style:list-style-name="L2">
      <style:text-properties officeooo:rsid="0014d637" officeooo:paragraph-rsid="0014d637"/>
    </style:style>
    <style:style style:name="P23" style:family="paragraph" style:parent-style-name="Standard" style:list-style-name="L3">
      <style:text-properties officeooo:rsid="0014d637" officeooo:paragraph-rsid="0014d637"/>
    </style:style>
    <style:style style:name="P24" style:family="paragraph" style:parent-style-name="Standard" style:list-style-name="L4">
      <style:text-properties officeooo:rsid="0014d637" officeooo:paragraph-rsid="0014d637"/>
    </style:style>
    <style:style style:name="P25" style:family="paragraph" style:parent-style-name="Standard" style:list-style-name="L5">
      <style:text-properties officeooo:rsid="0014d637" officeooo:paragraph-rsid="0014d637"/>
    </style:style>
    <style:style style:name="P26" style:family="paragraph" style:parent-style-name="Standard" style:list-style-name="L4">
      <style:text-properties officeooo:rsid="00156f65" officeooo:paragraph-rsid="00156f65"/>
    </style:style>
    <style:style style:name="P27" style:family="paragraph" style:parent-style-name="Standard" style:list-style-name="L5">
      <style:text-properties officeooo:rsid="00156f65" officeooo:paragraph-rsid="00156f65"/>
    </style:style>
    <style:style style:name="P28" style:family="paragraph" style:parent-style-name="Standard" style:list-style-name="L6">
      <style:text-properties officeooo:rsid="00156f65" officeooo:paragraph-rsid="00156f65"/>
    </style:style>
    <style:style style:name="P29" style:family="paragraph" style:parent-style-name="Standard" style:list-style-name="L7">
      <style:text-properties officeooo:rsid="00170fc6" officeooo:paragraph-rsid="00156f65"/>
    </style:style>
    <style:style style:name="P30" style:family="paragraph" style:parent-style-name="Standard" style:list-style-name="L7">
      <style:text-properties officeooo:rsid="00170fc6" officeooo:paragraph-rsid="00170fc6"/>
    </style:style>
    <style:style style:name="P31" style:family="paragraph" style:parent-style-name="Standard" style:list-style-name="L8">
      <style:text-properties officeooo:rsid="00170fc6" officeooo:paragraph-rsid="00170fc6"/>
    </style:style>
    <style:style style:name="P32" style:family="paragraph" style:parent-style-name="Standard" style:list-style-name="L9">
      <style:text-properties officeooo:rsid="00170fc6" officeooo:paragraph-rsid="00170fc6"/>
    </style:style>
    <style:style style:name="P33" style:family="paragraph" style:parent-style-name="Standard" style:list-style-name="L10">
      <style:text-properties officeooo:rsid="00170fc6" officeooo:paragraph-rsid="00170fc6"/>
    </style:style>
    <style:style style:name="P34" style:family="paragraph" style:parent-style-name="Standard" style:list-style-name="L11">
      <style:text-properties officeooo:rsid="00180189" officeooo:paragraph-rsid="00180189"/>
    </style:style>
    <style:style style:name="P35" style:family="paragraph" style:parent-style-name="Standard" style:list-style-name="L12">
      <style:text-properties officeooo:rsid="00180189" officeooo:paragraph-rsid="00180189"/>
    </style:style>
    <style:style style:name="P36" style:family="paragraph" style:parent-style-name="Standard" style:list-style-name="L13">
      <style:text-properties officeooo:rsid="00180189" officeooo:paragraph-rsid="00180189"/>
    </style:style>
    <style:style style:name="P37" style:family="paragraph" style:parent-style-name="Standard" style:list-style-name="L14">
      <style:text-properties officeooo:rsid="00180189" officeooo:paragraph-rsid="00180189"/>
    </style:style>
    <style:style style:name="P38" style:family="paragraph" style:parent-style-name="Standard" style:list-style-name="L14">
      <style:text-properties officeooo:rsid="0018e66a" officeooo:paragraph-rsid="0018e66a"/>
    </style:style>
    <style:style style:name="P39" style:family="paragraph" style:parent-style-name="Standard" style:list-style-name="L15">
      <style:text-properties officeooo:rsid="0018e66a" officeooo:paragraph-rsid="0018e66a"/>
    </style:style>
    <style:style style:name="P40" style:family="paragraph" style:parent-style-name="Standard" style:list-style-name="L16">
      <style:text-properties officeooo:rsid="0018e66a" officeooo:paragraph-rsid="0018e66a"/>
    </style:style>
    <style:style style:name="P41" style:family="paragraph" style:parent-style-name="Standard" style:list-style-name="L17">
      <style:text-properties officeooo:rsid="0018e66a" officeooo:paragraph-rsid="0018e66a"/>
    </style:style>
    <style:style style:name="P42" style:family="paragraph" style:parent-style-name="Standard" style:list-style-name="L18">
      <style:text-properties officeooo:rsid="0018e66a" officeooo:paragraph-rsid="0018e66a"/>
    </style:style>
    <style:style style:name="P43" style:family="paragraph" style:parent-style-name="Standard" style:list-style-name="L19">
      <style:text-properties officeooo:rsid="001aaa69" officeooo:paragraph-rsid="001aaa69"/>
    </style:style>
    <style:style style:name="P44" style:family="paragraph" style:parent-style-name="Standard" style:list-style-name="L20">
      <style:text-properties officeooo:rsid="001c1c59" officeooo:paragraph-rsid="001c1c59"/>
    </style:style>
    <style:style style:name="P45" style:family="paragraph" style:parent-style-name="Standard" style:list-style-name="L21">
      <style:text-properties officeooo:rsid="001c1c59" officeooo:paragraph-rsid="001c1c59"/>
    </style:style>
    <style:style style:name="P46" style:family="paragraph" style:parent-style-name="Standard" style:list-style-name="L21">
      <style:text-properties fo:font-style="normal" officeooo:rsid="001c1c59" officeooo:paragraph-rsid="001c1c59" style:font-style-asian="normal" style:font-style-complex="normal"/>
    </style:style>
    <style:style style:name="P47" style:family="paragraph" style:parent-style-name="Standard" style:list-style-name="L22">
      <style:text-properties fo:font-style="normal" officeooo:rsid="001c1c59" officeooo:paragraph-rsid="001c1c59" style:font-style-asian="normal" style:font-style-complex="normal"/>
    </style:style>
    <style:style style:name="P48" style:family="paragraph" style:parent-style-name="Standard" style:list-style-name="L23">
      <style:text-properties fo:font-style="normal" officeooo:rsid="001c1c59" officeooo:paragraph-rsid="001c1c59" style:font-style-asian="normal" style:font-style-complex="normal"/>
    </style:style>
    <style:style style:name="P49" style:family="paragraph" style:parent-style-name="Standard" style:list-style-name="L24">
      <style:text-properties fo:font-style="normal" officeooo:rsid="001c1c59" officeooo:paragraph-rsid="001c1c59" style:font-style-asian="normal" style:font-style-complex="normal"/>
    </style:style>
    <style:style style:name="P50" style:family="paragraph" style:parent-style-name="Standard" style:list-style-name="L25">
      <style:text-properties fo:font-style="normal" officeooo:rsid="001c4972" officeooo:paragraph-rsid="001c4972" style:font-style-asian="normal" style:font-style-complex="normal"/>
    </style:style>
    <style:style style:name="P51" style:family="paragraph" style:parent-style-name="Standard" style:list-style-name="L26">
      <style:text-properties fo:font-style="normal" officeooo:rsid="001c4972" officeooo:paragraph-rsid="001c4972" style:font-style-asian="normal" style:font-style-complex="normal"/>
    </style:style>
    <style:style style:name="P52" style:family="paragraph" style:parent-style-name="Standard" style:list-style-name="L27">
      <style:text-properties fo:font-style="normal" officeooo:rsid="001c4972" officeooo:paragraph-rsid="001c4972" style:font-style-asian="normal" style:font-style-complex="normal"/>
    </style:style>
    <style:style style:name="P53" style:family="paragraph" style:parent-style-name="Standard" style:list-style-name="L28">
      <style:text-properties fo:font-style="normal" officeooo:rsid="001c4972" officeooo:paragraph-rsid="001c4972" style:font-style-asian="normal" style:font-style-complex="normal"/>
    </style:style>
    <style:style style:name="P54" style:family="paragraph" style:parent-style-name="Standard" style:list-style-name="L29">
      <style:text-properties fo:font-style="normal" officeooo:rsid="001c4972" officeooo:paragraph-rsid="001c4972" style:font-style-asian="normal" style:font-style-complex="normal"/>
    </style:style>
    <style:style style:name="P55" style:family="paragraph" style:parent-style-name="Standard" style:list-style-name="L30">
      <style:text-properties fo:font-style="normal" officeooo:rsid="001c4972" officeooo:paragraph-rsid="001c4972" style:font-style-asian="normal" style:font-style-complex="normal"/>
    </style:style>
    <style:style style:name="P56" style:family="paragraph" style:parent-style-name="Standard" style:list-style-name="L31">
      <style:text-properties fo:font-style="normal" officeooo:rsid="001e374d" officeooo:paragraph-rsid="001e374d" style:font-style-asian="normal" style:font-style-complex="normal"/>
    </style:style>
    <style:style style:name="P57" style:family="paragraph" style:parent-style-name="Standard" style:list-style-name="L32">
      <style:text-properties fo:font-style="normal" officeooo:rsid="001e374d" officeooo:paragraph-rsid="001e374d" style:font-style-asian="normal" style:font-style-complex="normal"/>
    </style:style>
    <style:style style:name="P58" style:family="paragraph" style:parent-style-name="Standard" style:list-style-name="L33">
      <style:text-properties fo:font-style="normal" officeooo:rsid="001e374d" officeooo:paragraph-rsid="001e374d" style:font-style-asian="normal" style:font-style-complex="normal"/>
    </style:style>
    <style:style style:name="P59" style:family="paragraph" style:parent-style-name="Standard">
      <style:text-properties fo:font-style="normal" officeooo:rsid="001e374d" officeooo:paragraph-rsid="001e374d" style:font-style-asian="normal" style:font-style-complex="normal"/>
    </style:style>
    <style:style style:name="P60" style:family="paragraph" style:parent-style-name="Standard" style:list-style-name="L34">
      <style:text-properties fo:font-style="normal" officeooo:rsid="001f217c" officeooo:paragraph-rsid="001f217c" style:font-style-asian="normal" style:font-style-complex="normal"/>
    </style:style>
    <style:style style:name="P61" style:family="paragraph" style:parent-style-name="Standard" style:list-style-name="L35">
      <style:text-properties fo:font-style="normal" officeooo:rsid="001f217c" officeooo:paragraph-rsid="001f217c" style:font-style-asian="normal" style:font-style-complex="normal"/>
    </style:style>
    <style:style style:name="P62" style:family="paragraph" style:parent-style-name="Standard" style:list-style-name="L36">
      <style:text-properties fo:font-style="normal" officeooo:rsid="001f217c" officeooo:paragraph-rsid="001f217c" style:font-style-asian="normal" style:font-style-complex="normal"/>
    </style:style>
    <style:style style:name="P63" style:family="paragraph" style:parent-style-name="Standard" style:list-style-name="L37">
      <style:text-properties fo:font-style="normal" officeooo:rsid="001f217c" officeooo:paragraph-rsid="001f217c" style:font-style-asian="normal" style:font-style-complex="normal"/>
    </style:style>
    <style:style style:name="P64" style:family="paragraph" style:parent-style-name="Standard" style:list-style-name="L38">
      <style:text-properties fo:font-style="normal" officeooo:rsid="001f217c" officeooo:paragraph-rsid="001f217c" style:font-style-asian="normal" style:font-style-complex="normal"/>
    </style:style>
    <style:style style:name="P65" style:family="paragraph" style:parent-style-name="Standard" style:list-style-name="L39">
      <style:text-properties fo:font-style="normal" officeooo:rsid="001f217c" officeooo:paragraph-rsid="001f217c" style:font-style-asian="normal" style:font-style-complex="normal"/>
    </style:style>
    <style:style style:name="P66" style:family="paragraph" style:parent-style-name="Standard" style:list-style-name="L40">
      <style:text-properties fo:font-style="normal" officeooo:rsid="001f217c" officeooo:paragraph-rsid="001f217c" style:font-style-asian="normal" style:font-style-complex="normal"/>
    </style:style>
    <style:style style:name="P67" style:family="paragraph" style:parent-style-name="Standard" style:list-style-name="L41">
      <style:text-properties fo:font-style="normal" officeooo:rsid="001f217c" officeooo:paragraph-rsid="001f217c" style:font-style-asian="normal" style:font-style-complex="normal"/>
    </style:style>
    <style:style style:name="P68" style:family="paragraph" style:parent-style-name="Standard" style:list-style-name="L42">
      <style:text-properties fo:font-style="normal" officeooo:rsid="001f217c" officeooo:paragraph-rsid="001f217c" style:font-style-asian="normal" style:font-style-complex="normal"/>
    </style:style>
    <style:style style:name="P69" style:family="paragraph" style:parent-style-name="Standard">
      <style:text-properties fo:font-style="normal" fo:font-weight="bold" officeooo:rsid="0025f554" officeooo:paragraph-rsid="0025f554" style:font-style-asian="normal" style:font-weight-asian="bold" style:font-style-complex="normal" style:font-weight-complex="bold"/>
    </style:style>
    <style:style style:name="P70" style:family="paragraph" style:parent-style-name="Standard" style:list-style-name="L59">
      <style:paragraph-properties fo:text-align="start" style:justify-single-word="false"/>
      <style:text-properties fo:font-style="normal" fo:font-weight="bold" officeooo:rsid="00298695" officeooo:paragraph-rsid="00298695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tyle="normal" fo:font-weight="bold" officeooo:rsid="00298695" officeooo:paragraph-rsid="00298695" style:font-style-asian="normal" style:font-weight-asian="bold" style:font-style-complex="normal" style:font-weight-complex="bold"/>
    </style:style>
    <style:style style:name="P72" style:family="paragraph" style:parent-style-name="Standard">
      <style:text-properties fo:font-style="normal" fo:font-weight="bold" officeooo:rsid="001c1c59" officeooo:paragraph-rsid="001c1c59" style:font-style-asian="normal" style:font-weight-asian="bold" style:font-style-complex="normal" style:font-weight-complex="bold"/>
    </style:style>
    <style:style style:name="P73" style:family="paragraph" style:parent-style-name="Standard">
      <style:text-properties fo:font-style="normal" fo:font-weight="bold" officeooo:rsid="001c4972" officeooo:paragraph-rsid="001c4972" style:font-style-asian="normal" style:font-weight-asian="bold" style:font-style-complex="normal" style:font-weight-complex="bold"/>
    </style:style>
    <style:style style:name="P74" style:family="paragraph" style:parent-style-name="Standard">
      <style:text-properties fo:font-style="normal" fo:font-weight="bold" officeooo:rsid="001e374d" officeooo:paragraph-rsid="001e374d" style:font-style-asian="normal" style:font-weight-asian="bold" style:font-style-complex="normal" style:font-weight-complex="bold"/>
    </style:style>
    <style:style style:name="P75" style:family="paragraph" style:parent-style-name="Standard">
      <style:text-properties fo:font-style="normal" fo:font-weight="bold" officeooo:rsid="001f217c" officeooo:paragraph-rsid="001f217c" style:font-style-asian="normal" style:font-weight-asian="bold" style:font-style-complex="normal" style:font-weight-complex="bold"/>
    </style:style>
    <style:style style:name="P76" style:family="paragraph" style:parent-style-name="Standard">
      <style:text-properties fo:font-style="normal" fo:font-weight="bold" officeooo:rsid="00273b19" officeooo:paragraph-rsid="00273b19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tyle="normal" fo:font-weight="bold" officeooo:rsid="0028be90" officeooo:paragraph-rsid="0028be90" style:font-style-asian="normal" style:font-weight-asian="bold" style:font-style-complex="normal" style:font-weight-complex="bold"/>
    </style:style>
    <style:style style:name="P78" style:family="paragraph" style:parent-style-name="Standard" style:list-style-name="L55">
      <style:text-properties fo:font-style="normal" fo:font-weight="normal" officeooo:rsid="00273b19" officeooo:paragraph-rsid="00273b19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fo:font-weight="normal" officeooo:rsid="00273b19" officeooo:paragraph-rsid="00273b19" style:font-style-asian="normal" style:font-weight-asian="normal" style:font-style-complex="normal" style:font-weight-complex="normal"/>
    </style:style>
    <style:style style:name="P80" style:family="paragraph" style:parent-style-name="Standard" style:list-style-name="L56">
      <style:text-properties fo:font-style="normal" fo:font-weight="normal" officeooo:rsid="00273b19" officeooo:paragraph-rsid="00273b19" style:font-style-asian="normal" style:font-weight-asian="normal" style:font-style-complex="normal" style:font-weight-complex="normal"/>
    </style:style>
    <style:style style:name="P81" style:family="paragraph" style:parent-style-name="Standard" style:list-style-name="L56">
      <style:paragraph-properties fo:text-align="center" style:justify-single-word="false"/>
      <style:text-properties fo:font-style="normal" fo:font-weight="normal" officeooo:rsid="00273b19" officeooo:paragraph-rsid="00273b19" style:font-style-asian="normal" style:font-weight-asian="normal" style:font-style-complex="normal" style:font-weight-complex="normal"/>
    </style:style>
    <style:style style:name="P82" style:family="paragraph" style:parent-style-name="Standard" style:list-style-name="L56">
      <style:paragraph-properties fo:text-align="start" style:justify-single-word="false"/>
      <style:text-properties fo:font-style="normal" fo:font-weight="normal" officeooo:rsid="00273b19" officeooo:paragraph-rsid="00273b19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tyle="normal" fo:font-weight="normal" officeooo:rsid="00273b19" officeooo:paragraph-rsid="00273b19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tyle="normal" fo:font-weight="normal" officeooo:rsid="0028be90" officeooo:paragraph-rsid="0028be90" style:font-style-asian="normal" style:font-weight-asian="normal" style:font-style-complex="normal" style:font-weight-complex="normal"/>
    </style:style>
    <style:style style:name="P85" style:family="paragraph" style:parent-style-name="Standard" style:list-style-name="L57">
      <style:paragraph-properties fo:text-align="start" style:justify-single-word="false"/>
      <style:text-properties fo:font-style="normal" fo:font-weight="normal" officeooo:rsid="0028be90" officeooo:paragraph-rsid="0028be90" style:font-style-asian="normal" style:font-weight-asian="normal" style:font-style-complex="normal" style:font-weight-complex="normal"/>
    </style:style>
    <style:style style:name="P86" style:family="paragraph" style:parent-style-name="Standard" style:list-style-name="L58">
      <style:paragraph-properties fo:text-align="start" style:justify-single-word="false"/>
      <style:text-properties fo:font-style="normal" fo:font-weight="normal" officeooo:rsid="0028be90" officeooo:paragraph-rsid="0028be90" style:font-style-asian="normal" style:font-weight-asian="normal" style:font-style-complex="normal" style:font-weight-complex="normal"/>
    </style:style>
    <style:style style:name="P87" style:family="paragraph" style:parent-style-name="Standard" style:list-style-name="L29"/>
    <style:style style:name="P88" style:family="paragraph" style:parent-style-name="Standard" style:list-style-name="L30">
      <style:text-properties fo:font-style="italic" officeooo:rsid="001c4972" officeooo:paragraph-rsid="001c4972" style:font-style-asian="italic" style:font-style-complex="italic"/>
    </style:style>
    <style:style style:name="P89" style:family="paragraph" style:parent-style-name="Standard" style:list-style-name="L43">
      <style:text-properties officeooo:rsid="001f217c" officeooo:paragraph-rsid="001f217c"/>
    </style:style>
    <style:style style:name="P90" style:family="paragraph" style:parent-style-name="Standard" style:list-style-name="L43">
      <style:text-properties officeooo:rsid="00211676" officeooo:paragraph-rsid="00211676"/>
    </style:style>
    <style:style style:name="P91" style:family="paragraph" style:parent-style-name="Standard" style:list-style-name="L44">
      <style:text-properties officeooo:rsid="00211676" officeooo:paragraph-rsid="00211676"/>
    </style:style>
    <style:style style:name="P92" style:family="paragraph" style:parent-style-name="Standard" style:list-style-name="L45">
      <style:text-properties officeooo:rsid="00211676" officeooo:paragraph-rsid="00211676"/>
    </style:style>
    <style:style style:name="P93" style:family="paragraph" style:parent-style-name="Standard" style:list-style-name="L46">
      <style:text-properties officeooo:rsid="00211676" officeooo:paragraph-rsid="00211676"/>
    </style:style>
    <style:style style:name="P94" style:family="paragraph" style:parent-style-name="Standard" style:list-style-name="L46">
      <style:text-properties officeooo:rsid="00227ae3" officeooo:paragraph-rsid="00227ae3"/>
    </style:style>
    <style:style style:name="P95" style:family="paragraph" style:parent-style-name="Standard" style:list-style-name="L47">
      <style:text-properties officeooo:rsid="00227ae3" officeooo:paragraph-rsid="00227ae3"/>
    </style:style>
    <style:style style:name="P96" style:family="paragraph" style:parent-style-name="Standard">
      <style:text-properties officeooo:rsid="00227ae3" officeooo:paragraph-rsid="00227ae3"/>
    </style:style>
    <style:style style:name="P97" style:family="paragraph" style:parent-style-name="Standard" style:list-style-name="L48">
      <style:text-properties officeooo:rsid="0023b985" officeooo:paragraph-rsid="0023b985"/>
    </style:style>
    <style:style style:name="P98" style:family="paragraph" style:parent-style-name="Standard" style:list-style-name="L49">
      <style:text-properties officeooo:rsid="0023b985" officeooo:paragraph-rsid="0023b985"/>
    </style:style>
    <style:style style:name="P99" style:family="paragraph" style:parent-style-name="Standard" style:list-style-name="L50">
      <style:text-properties officeooo:rsid="00241570" officeooo:paragraph-rsid="00241570"/>
    </style:style>
    <style:style style:name="P100" style:family="paragraph" style:parent-style-name="Standard" style:list-style-name="L51">
      <style:text-properties officeooo:rsid="00241570" officeooo:paragraph-rsid="00241570"/>
    </style:style>
    <style:style style:name="P101" style:family="paragraph" style:parent-style-name="Standard" style:list-style-name="L52">
      <style:text-properties officeooo:rsid="00241570" officeooo:paragraph-rsid="00241570"/>
    </style:style>
    <style:style style:name="P102" style:family="paragraph" style:parent-style-name="Standard">
      <style:text-properties fo:font-weight="bold" style:font-weight-asian="bold" style:font-weight-complex="bold"/>
    </style:style>
    <style:style style:name="P103" style:family="paragraph" style:parent-style-name="Standard" style:list-style-name="L53">
      <style:text-properties fo:font-weight="bold" officeooo:rsid="0025f554" officeooo:paragraph-rsid="0025f554" style:font-weight-asian="bold" style:font-weight-complex="bold"/>
    </style:style>
    <style:style style:name="P104" style:family="paragraph" style:parent-style-name="Standard">
      <style:text-properties fo:font-weight="bold" officeooo:rsid="0025f554" officeooo:paragraph-rsid="0025f554" style:font-weight-asian="bold" style:font-weight-complex="bold"/>
    </style:style>
    <style:style style:name="P105" style:family="paragraph" style:parent-style-name="Standard" style:list-style-name="L60">
      <style:paragraph-properties fo:text-align="start" style:justify-single-word="false"/>
      <style:text-properties fo:font-weight="bold" officeooo:rsid="00298695" officeooo:paragraph-rsid="00298695" style:font-weight-asian="bold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weight="bold" officeooo:rsid="00298695" officeooo:paragraph-rsid="00298695" style:font-weight-asian="bold" style:font-weight-complex="bold"/>
    </style:style>
    <style:style style:name="P107" style:family="paragraph" style:parent-style-name="Standard">
      <style:text-properties fo:font-weight="bold" officeooo:rsid="00148430" officeooo:paragraph-rsid="00148430" style:font-weight-asian="bold" style:font-weight-complex="bold"/>
    </style:style>
    <style:style style:name="P108" style:family="paragraph" style:parent-style-name="Standard">
      <style:text-properties fo:font-weight="bold" officeooo:rsid="0014d637" officeooo:paragraph-rsid="0014d637" style:font-weight-asian="bold" style:font-weight-complex="bold"/>
    </style:style>
    <style:style style:name="P109" style:family="paragraph" style:parent-style-name="Standard">
      <style:text-properties fo:font-weight="bold" officeooo:rsid="00156f65" officeooo:paragraph-rsid="00156f65" style:font-weight-asian="bold" style:font-weight-complex="bold"/>
    </style:style>
    <style:style style:name="P110" style:family="paragraph" style:parent-style-name="Standard">
      <style:text-properties fo:font-weight="bold" officeooo:rsid="00170fc6" officeooo:paragraph-rsid="00170fc6" style:font-weight-asian="bold" style:font-weight-complex="bold"/>
    </style:style>
    <style:style style:name="P111" style:family="paragraph" style:parent-style-name="Standard">
      <style:text-properties fo:font-weight="bold" officeooo:rsid="00180189" officeooo:paragraph-rsid="00180189" style:font-weight-asian="bold" style:font-weight-complex="bold"/>
    </style:style>
    <style:style style:name="P112" style:family="paragraph" style:parent-style-name="Standard">
      <style:text-properties fo:font-weight="bold" officeooo:rsid="0018e66a" officeooo:paragraph-rsid="0018e66a" style:font-weight-asian="bold" style:font-weight-complex="bold"/>
    </style:style>
    <style:style style:name="P113" style:family="paragraph" style:parent-style-name="Standard">
      <style:text-properties fo:font-weight="bold" officeooo:rsid="001aaa69" officeooo:paragraph-rsid="001aaa69" style:font-weight-asian="bold" style:font-weight-complex="bold"/>
    </style:style>
    <style:style style:name="P114" style:family="paragraph" style:parent-style-name="Standard">
      <style:text-properties fo:font-weight="bold" officeooo:rsid="001c1c59" officeooo:paragraph-rsid="001c1c59" style:font-weight-asian="bold" style:font-weight-complex="bold"/>
    </style:style>
    <style:style style:name="P115" style:family="paragraph" style:parent-style-name="Standard">
      <style:text-properties fo:font-weight="bold" officeooo:rsid="00211676" officeooo:paragraph-rsid="00211676" style:font-weight-asian="bold" style:font-weight-complex="bold"/>
    </style:style>
    <style:style style:name="P116" style:family="paragraph" style:parent-style-name="Standard">
      <style:text-properties fo:font-weight="bold" officeooo:rsid="00227ae3" officeooo:paragraph-rsid="00227ae3" style:font-weight-asian="bold" style:font-weight-complex="bold"/>
    </style:style>
    <style:style style:name="P117" style:family="paragraph" style:parent-style-name="Standard">
      <style:text-properties fo:font-weight="bold" officeooo:rsid="0023b985" officeooo:paragraph-rsid="0023b985" style:font-weight-asian="bold" style:font-weight-complex="bold"/>
    </style:style>
    <style:style style:name="P118" style:family="paragraph" style:parent-style-name="Standard">
      <style:text-properties fo:font-weight="bold" officeooo:rsid="00241570" officeooo:paragraph-rsid="00241570" style:font-weight-asian="bold" style:font-weight-complex="bold"/>
    </style:style>
    <style:style style:name="P119" style:family="paragraph" style:parent-style-name="Standard">
      <style:text-properties fo:font-weight="bold" officeooo:rsid="00273b19" officeooo:paragraph-rsid="00273b19" style:font-weight-asian="bold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weight="bold" officeooo:rsid="0028be90" officeooo:paragraph-rsid="00298695" style:font-weight-asian="bold" style:font-weight-complex="bold"/>
    </style:style>
    <style:style style:name="P121" style:family="paragraph" style:parent-style-name="Standard">
      <style:text-properties fo:font-weight="bold" officeooo:rsid="002db5f5" officeooo:paragraph-rsid="002f8cc4" style:font-weight-asian="bold" style:font-weight-complex="bold"/>
    </style:style>
    <style:style style:name="P122" style:family="paragraph" style:parent-style-name="Standard" style:list-style-name="L54">
      <style:text-properties officeooo:rsid="00273b19" officeooo:paragraph-rsid="00273b19"/>
    </style:style>
    <style:style style:name="P123" style:family="paragraph" style:parent-style-name="Standard">
      <style:paragraph-properties fo:text-align="start" style:justify-single-word="false"/>
      <style:text-properties style:text-position="0% 100%" fo:font-style="normal" fo:font-weight="bold" officeooo:rsid="00298695" officeooo:paragraph-rsid="00298695" style:font-style-asian="normal" style:font-weight-asian="bold" style:font-style-complex="normal" style:font-weight-complex="bold"/>
    </style:style>
    <style:style style:name="P124" style:family="paragraph" style:parent-style-name="Standard">
      <style:paragraph-properties fo:text-align="start" style:justify-single-word="false"/>
      <style:text-properties style:text-position="0% 100%" fo:font-style="normal" fo:font-weight="bold" officeooo:rsid="0029ab18" officeooo:paragraph-rsid="0029ab18" style:font-style-asian="normal" style:font-weight-asian="bold" style:font-style-complex="normal" style:font-weight-complex="bold"/>
    </style:style>
    <style:style style:name="P125" style:family="paragraph" style:parent-style-name="Standard">
      <style:paragraph-properties fo:text-align="start" style:justify-single-word="false"/>
      <style:text-properties style:text-position="0% 100%" fo:font-style="normal" fo:font-weight="bold" officeooo:rsid="002a4b7a" officeooo:paragraph-rsid="002a4b7a" style:font-style-asian="normal" style:font-weight-asian="bold" style:font-style-complex="normal" style:font-weight-complex="bold"/>
    </style:style>
    <style:style style:name="P126" style:family="paragraph" style:parent-style-name="Standard">
      <style:text-properties style:text-position="0% 100%" fo:font-style="normal" fo:font-weight="bold" officeooo:rsid="002c43d3" officeooo:paragraph-rsid="002c43d3" style:font-style-asian="normal" style:font-weight-asian="bold" style:font-style-complex="normal" style:font-weight-complex="bold"/>
    </style:style>
    <style:style style:name="P127" style:family="paragraph" style:parent-style-name="Standard">
      <style:text-properties style:text-position="0% 100%" fo:font-style="normal" fo:font-weight="bold" officeooo:rsid="002db5f5" officeooo:paragraph-rsid="002db5f5" style:font-style-asian="normal" style:font-weight-asian="bold" style:font-style-complex="normal" style:font-weight-complex="bold"/>
    </style:style>
    <style:style style:name="P128" style:family="paragraph" style:parent-style-name="Standard">
      <style:text-properties style:text-position="0% 100%" fo:font-style="normal" fo:font-weight="bold" officeooo:rsid="002f8cc4" officeooo:paragraph-rsid="002f8cc4" style:font-style-asian="normal" style:font-weight-asian="bold" style:font-style-complex="normal" style:font-weight-complex="bold"/>
    </style:style>
    <style:style style:name="P129" style:family="paragraph" style:parent-style-name="Standard">
      <style:paragraph-properties fo:text-align="start" style:justify-single-word="false"/>
      <style:text-properties style:text-position="0% 100%" fo:font-style="normal" fo:font-weight="bold" officeooo:rsid="002f8cc4" officeooo:paragraph-rsid="002f8cc4" style:font-style-asian="normal" style:font-weight-asian="bold" style:font-style-complex="normal" style:font-weight-complex="bold"/>
    </style:style>
    <style:style style:name="P130" style:family="paragraph" style:parent-style-name="Standard">
      <style:paragraph-properties fo:text-align="start" style:justify-single-word="false"/>
      <style:text-properties style:text-position="0% 100%" fo:font-style="normal" fo:font-weight="bold" officeooo:rsid="0030f3b9" officeooo:paragraph-rsid="0030f3b9" style:font-style-asian="normal" style:font-weight-asian="bold" style:font-style-complex="normal" style:font-weight-complex="bold"/>
    </style:style>
    <style:style style:name="P131" style:family="paragraph" style:parent-style-name="Standard">
      <style:paragraph-properties fo:text-align="start" style:justify-single-word="false"/>
      <style:text-properties style:text-position="0% 100%" fo:font-style="normal" fo:font-weight="bold" officeooo:rsid="00310202" officeooo:paragraph-rsid="00310202" style:font-style-asian="normal" style:font-weight-asian="bold" style:font-style-complex="normal" style:font-weight-complex="bold"/>
    </style:style>
    <style:style style:name="P132" style:family="paragraph" style:parent-style-name="Standard" style:list-style-name="L61">
      <style:paragraph-properties fo:text-align="start" style:justify-single-word="false"/>
      <style:text-properties style:text-position="0% 100%" fo:font-style="normal" fo:font-weight="normal" officeooo:rsid="00298695" officeooo:paragraph-rsid="00298695" style:font-style-asian="normal" style:font-weight-asian="normal" style:font-style-complex="normal" style:font-weight-complex="normal"/>
    </style:style>
    <style:style style:name="P133" style:family="paragraph" style:parent-style-name="Standard" style:list-style-name="L61">
      <style:paragraph-properties fo:text-align="start" style:justify-single-word="false"/>
      <style:text-properties style:text-position="0% 100%" fo:font-style="normal" fo:font-weight="normal" officeooo:rsid="0029ab18" officeooo:paragraph-rsid="0029ab18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text-position="0% 100%" fo:font-style="normal" fo:font-weight="normal" officeooo:rsid="0029ab18" officeooo:paragraph-rsid="0029ab18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text-position="0% 100%" fo:font-style="normal" fo:font-weight="normal" officeooo:rsid="002a4b7a" officeooo:paragraph-rsid="002a4b7a" style:font-style-asian="normal" style:font-weight-asian="normal" style:font-style-complex="normal" style:font-weight-complex="normal"/>
    </style:style>
    <style:style style:name="P136" style:family="paragraph" style:parent-style-name="Standard" style:list-style-name="L62">
      <style:paragraph-properties fo:text-align="start" style:justify-single-word="false"/>
      <style:text-properties style:text-position="0% 100%" fo:font-style="normal" fo:font-weight="normal" officeooo:rsid="002a4b7a" officeooo:paragraph-rsid="002a4b7a" style:font-style-asian="normal" style:font-weight-asian="normal" style:font-style-complex="normal" style:font-weight-complex="normal"/>
    </style:style>
    <style:style style:name="P137" style:family="paragraph" style:parent-style-name="Standard" style:list-style-name="L63">
      <style:text-properties style:text-position="0% 100%" fo:font-style="normal" fo:font-weight="normal" officeooo:rsid="002a4b7a" officeooo:paragraph-rsid="002a4b7a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style:text-position="0% 100%" fo:font-style="normal" fo:font-weight="normal" officeooo:rsid="002a4b7a" officeooo:paragraph-rsid="002a4b7a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style:text-position="0% 100%" fo:font-style="normal" fo:font-weight="normal" officeooo:rsid="002c43d3" officeooo:paragraph-rsid="002c43d3" style:font-style-asian="normal" style:font-weight-asian="normal" style:font-style-complex="normal" style:font-weight-complex="normal"/>
    </style:style>
    <style:style style:name="P140" style:family="paragraph" style:parent-style-name="Standard" style:list-style-name="L64">
      <style:text-properties style:text-position="0% 100%" fo:font-style="normal" fo:font-weight="normal" officeooo:rsid="002c43d3" officeooo:paragraph-rsid="002c43d3" style:font-style-asian="normal" style:font-weight-asian="normal" style:font-style-complex="normal" style:font-weight-complex="normal"/>
    </style:style>
    <style:style style:name="P141" style:family="paragraph" style:parent-style-name="Standard" style:list-style-name="L65">
      <style:text-properties style:text-position="0% 100%" fo:font-style="normal" fo:font-weight="normal" officeooo:rsid="002c43d3" officeooo:paragraph-rsid="002c43d3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style:text-position="0% 100%" fo:font-style="normal" fo:font-weight="normal" officeooo:rsid="002db5f5" officeooo:paragraph-rsid="002c43d3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style:text-position="0% 100%" fo:font-style="normal" fo:font-weight="normal" officeooo:rsid="002db5f5" officeooo:paragraph-rsid="002db5f5" style:font-style-asian="normal" style:font-weight-asian="normal" style:font-style-complex="normal" style:font-weight-complex="normal"/>
    </style:style>
    <style:style style:name="P144" style:family="paragraph" style:parent-style-name="Standard" style:list-style-name="L67">
      <style:text-properties style:text-position="0% 100%" fo:font-style="normal" fo:font-weight="normal" officeooo:rsid="002db5f5" officeooo:paragraph-rsid="002db5f5" style:font-style-asian="normal" style:font-weight-asian="normal" style:font-style-complex="normal" style:font-weight-complex="normal"/>
    </style:style>
    <style:style style:name="P145" style:family="paragraph" style:parent-style-name="Standard" style:list-style-name="L68">
      <style:text-properties style:text-position="0% 100%" fo:font-style="normal" fo:font-weight="normal" officeooo:rsid="002db5f5" officeooo:paragraph-rsid="002db5f5" style:font-style-asian="normal" style:font-weight-asian="normal" style:font-style-complex="normal" style:font-weight-complex="normal"/>
    </style:style>
    <style:style style:name="P146" style:family="paragraph" style:parent-style-name="Standard" style:list-style-name="L69">
      <style:text-properties style:text-position="0% 100%" fo:font-style="normal" fo:font-weight="normal" officeooo:rsid="002f8cc4" officeooo:paragraph-rsid="002f8cc4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text-position="0% 100%" fo:font-style="normal" fo:font-weight="normal" officeooo:rsid="002f8cc4" officeooo:paragraph-rsid="002f8cc4" style:font-style-asian="normal" style:font-weight-asian="normal" style:font-style-complex="normal" style:font-weight-complex="normal"/>
    </style:style>
    <style:style style:name="P148" style:family="paragraph" style:parent-style-name="Standard" style:list-style-name="L70">
      <style:paragraph-properties fo:text-align="start" style:justify-single-word="false"/>
      <style:text-properties style:text-position="0% 100%" fo:font-style="normal" fo:font-weight="normal" officeooo:rsid="002f8cc4" officeooo:paragraph-rsid="002f8cc4" style:font-style-asian="normal" style:font-weight-asian="normal" style:font-style-complex="normal" style:font-weight-complex="normal"/>
    </style:style>
    <style:style style:name="P149" style:family="paragraph" style:parent-style-name="Standard" style:list-style-name="L71">
      <style:paragraph-properties fo:text-align="start" style:justify-single-word="false"/>
      <style:text-properties style:text-position="0% 100%" fo:font-style="normal" fo:font-weight="normal" officeooo:rsid="002f8cc4" officeooo:paragraph-rsid="002f8cc4" style:font-style-asian="normal" style:font-weight-asian="normal" style:font-style-complex="normal" style:font-weight-complex="normal"/>
    </style:style>
    <style:style style:name="P150" style:family="paragraph" style:parent-style-name="Standard" style:list-style-name="L72">
      <style:paragraph-properties fo:text-align="start" style:justify-single-word="false"/>
      <style:text-properties style:text-position="0% 100%" fo:font-style="normal" fo:font-weight="normal" officeooo:rsid="002f8cc4" officeooo:paragraph-rsid="002f8cc4" style:font-style-asian="normal" style:font-weight-asian="normal" style:font-style-complex="normal" style:font-weight-complex="normal"/>
    </style:style>
    <style:style style:name="P151" style:family="paragraph" style:parent-style-name="Standard" style:list-style-name="L73">
      <style:paragraph-properties fo:text-align="start" style:justify-single-word="false"/>
      <style:text-properties style:text-position="0% 100%" fo:font-style="normal" fo:font-weight="normal" officeooo:rsid="002f8cc4" officeooo:paragraph-rsid="002f8cc4" style:font-style-asian="normal" style:font-weight-asian="normal" style:font-style-complex="normal" style:font-weight-complex="normal"/>
    </style:style>
    <style:style style:name="P152" style:family="paragraph" style:parent-style-name="Standard" style:list-style-name="L69">
      <style:text-properties style:text-position="0% 100%" fo:font-style="normal" fo:font-weight="normal" officeooo:rsid="00310202" officeooo:paragraph-rsid="00310202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text-position="0% 100%" fo:font-style="normal" fo:font-weight="normal" officeooo:rsid="00310202" officeooo:paragraph-rsid="00310202" style:font-style-asian="normal" style:font-weight-asian="normal" style:font-style-complex="normal" style:font-weight-complex="normal"/>
    </style:style>
    <style:style style:name="P154" style:family="paragraph" style:parent-style-name="Standard" style:list-style-name="L75">
      <style:paragraph-properties fo:text-align="start" style:justify-single-word="false"/>
      <style:text-properties style:text-position="0% 100%" fo:font-style="normal" fo:font-weight="normal" officeooo:rsid="00310202" officeooo:paragraph-rsid="00310202" style:font-style-asian="normal" style:font-weight-asian="normal" style:font-style-complex="normal" style:font-weight-complex="normal"/>
    </style:style>
    <style:style style:name="P155" style:family="paragraph" style:parent-style-name="Standard" style:list-style-name="L76">
      <style:paragraph-properties fo:text-align="start" style:justify-single-word="false"/>
      <style:text-properties style:text-position="0% 100%" fo:font-style="normal" fo:font-weight="normal" officeooo:rsid="00310202" officeooo:paragraph-rsid="00310202" style:font-style-asian="normal" style:font-weight-asian="normal" style:font-style-complex="normal" style:font-weight-complex="normal"/>
    </style:style>
    <style:style style:name="P156" style:family="paragraph" style:parent-style-name="Standard" style:list-style-name="L78">
      <style:paragraph-properties fo:text-align="start" style:justify-single-word="false"/>
      <style:text-properties style:text-position="0% 100%" fo:font-style="normal" fo:font-weight="normal" officeooo:rsid="00310202" officeooo:paragraph-rsid="00310202" style:font-style-asian="normal" style:font-weight-asian="normal" style:font-style-complex="normal" style:font-weight-complex="normal"/>
    </style:style>
    <style:style style:name="P157" style:family="paragraph" style:parent-style-name="Standard" style:list-style-name="L79">
      <style:paragraph-properties fo:text-align="start" style:justify-single-word="false"/>
      <style:text-properties style:text-position="0% 100%" fo:font-style="normal" fo:font-weight="normal" officeooo:rsid="00310202" officeooo:paragraph-rsid="00310202" style:font-style-asian="normal" style:font-weight-asian="normal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text-position="0% 100%" fo:font-style="normal" fo:font-weight="normal" officeooo:rsid="0030f3b9" officeooo:paragraph-rsid="0030f3b9" style:font-style-asian="normal" style:font-weight-asian="normal" style:font-style-complex="normal" style:font-weight-complex="normal"/>
    </style:style>
    <style:style style:name="P159" style:family="paragraph" style:parent-style-name="Standard" style:list-style-name="L74">
      <style:paragraph-properties fo:text-align="start" style:justify-single-word="false"/>
      <style:text-properties style:text-position="0% 100%" fo:font-style="normal" fo:font-weight="normal" officeooo:rsid="0030f3b9" officeooo:paragraph-rsid="0030f3b9" style:font-style-asian="normal" style:font-weight-asian="normal" style:font-style-complex="normal" style:font-weight-complex="normal"/>
    </style:style>
    <style:style style:name="P160" style:family="paragraph" style:parent-style-name="Standard" style:list-style-name="L61">
      <style:paragraph-properties fo:text-align="start" style:justify-single-word="false"/>
      <style:text-properties fo:font-weight="normal" officeooo:rsid="00298695" officeooo:paragraph-rsid="00298695" style:font-weight-asian="normal" style:font-weight-complex="normal"/>
    </style:style>
    <style:style style:name="P161" style:family="paragraph" style:parent-style-name="Standard" style:list-style-name="L77">
      <style:paragraph-properties fo:text-align="start" style:justify-single-word="false"/>
      <style:text-properties fo:font-weight="normal" officeooo:rsid="00310202" officeooo:paragraph-rsid="00310202" style:font-weight-asian="normal" style:font-weight-complex="normal"/>
    </style:style>
    <style:style style:name="P162" style:family="paragraph" style:parent-style-name="Standard" style:list-style-name="L66">
      <style:text-properties officeooo:rsid="002c43d3" officeooo:paragraph-rsid="002c43d3"/>
    </style:style>
    <style:style style:name="P163" style:family="paragraph" style:parent-style-name="Standard" style:list-style-name="L80">
      <style:text-properties officeooo:rsid="00338129" officeooo:paragraph-rsid="00338129"/>
    </style:style>
    <style:style style:name="P164" style:family="paragraph" style:parent-style-name="Heading_20_2">
      <style:text-properties officeooo:rsid="00148430" officeooo:paragraph-rsid="00148430"/>
    </style:style>
    <style:style style:name="P165" style:family="paragraph" style:parent-style-name="Heading_20_2">
      <style:paragraph-properties fo:break-before="page"/>
      <style:text-properties officeooo:rsid="00148430" officeooo:paragraph-rsid="00241570"/>
    </style:style>
    <style:style style:name="T1" style:family="text">
      <style:text-properties officeooo:rsid="0014d637"/>
    </style:style>
    <style:style style:name="T2" style:family="text">
      <style:text-properties officeooo:rsid="0018e66a"/>
    </style:style>
    <style:style style:name="T3" style:family="text">
      <style:text-properties officeooo:rsid="001c1c5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officeooo:rsid="0025c388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5c388" style:font-style-asian="normal" style:font-style-complex="normal"/>
    </style:style>
    <style:style style:name="T8" style:family="text">
      <style:text-properties fo:font-style="normal" officeooo:rsid="00241570" style:font-style-asian="normal" style:font-style-complex="normal"/>
    </style:style>
    <style:style style:name="T9" style:family="text">
      <style:text-properties fo:font-style="normal" officeooo:rsid="00298695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25c388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298695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5c388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4157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98695" style:font-style-asian="normal" style:font-weight-asian="normal" style:font-style-complex="normal" style:font-weight-complex="normal"/>
    </style:style>
    <style:style style:name="T17" style:family="text">
      <style:text-properties officeooo:rsid="001f217c"/>
    </style:style>
    <style:style style:name="T18" style:family="text">
      <style:text-properties officeooo:rsid="0024157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5c388" style:font-weight-asian="bold" style:font-weight-complex="bold"/>
    </style:style>
    <style:style style:name="T21" style:family="text">
      <style:text-properties fo:font-weight="bold" officeooo:rsid="001f217c" style:font-weight-asian="bold" style:font-weight-complex="bold"/>
    </style:style>
    <style:style style:name="T22" style:family="text">
      <style:text-properties style:text-position="super 58%" fo:font-style="normal" style:font-style-asian="normal" style:font-style-complex="norm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font-style="normal" officeooo:rsid="002a4b7a" style:font-style-asian="normal" style:font-style-complex="normal"/>
    </style:style>
    <style:style style:name="T25" style:family="text">
      <style:text-properties style:text-position="0% 100%" fo:font-style="normal" officeooo:rsid="002f8cc4" style:font-style-asian="normal" style:font-style-complex="normal"/>
    </style:style>
    <style:style style:name="T26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style:text-position="0% 100%" fo:font-style="normal" fo:font-weight="bold" officeooo:rsid="0025c388" style:font-style-asian="normal" style:font-weight-asian="bold" style:font-style-complex="normal" style:font-weight-complex="bold"/>
    </style:style>
    <style:style style:name="T28" style:family="text">
      <style:text-properties style:text-position="0% 100%" fo:font-style="normal" fo:font-weight="bold" officeooo:rsid="002a4b7a" style:font-style-asian="normal" style:font-weight-asian="bold" style:font-style-complex="normal" style:font-weight-complex="bold"/>
    </style:style>
    <style:style style:name="T29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text-position="0% 100%" fo:font-style="normal" fo:font-weight="normal" officeooo:rsid="002a4b7a" style:font-style-asian="normal" style:font-weight-asian="normal" style:font-style-complex="normal" style:font-weight-complex="normal"/>
    </style:style>
    <style:style style:name="T31" style:family="text">
      <style:text-properties style:text-position="0% 100%" fo:font-style="normal" fo:font-weight="normal" officeooo:rsid="002db5f5" style:font-style-asian="normal" style:font-weight-asian="normal" style:font-style-complex="normal" style:font-weight-complex="normal"/>
    </style:style>
    <style:style style:name="T32" style:family="text">
      <style:text-properties style:text-position="0% 100%" fo:font-style="normal" fo:font-weight="normal" officeooo:rsid="002f8cc4" style:font-style-asian="normal" style:font-weight-asian="normal" style:font-style-complex="normal" style:font-weight-complex="normal"/>
    </style:style>
    <style:style style:name="T33" style:family="text">
      <style:text-properties style:text-position="0% 100%" fo:font-style="italic" fo:font-weight="bold" officeooo:rsid="0025c388" style:font-style-asian="italic" style:font-weight-asian="bold" style:font-style-complex="italic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4" text:outline-level="2">Computational Models of Biomaterial Failure <text:span text:style-name="T18">I</text:span></text:h>
      <text:p text:style-name="P107">What are properties of biological materials?</text:p>
      <text:list xml:id="list3031417490483181247" text:style-name="L1">
        <text:list-item>
          <text:p text:style-name="P21">Fiber Structures</text:p>
        </text:list-item>
        <text:list-item>
          <text:p text:style-name="P21">Multiscale / hierarchical organization</text:p>
        </text:list-item>
        <text:list-item>
          <text:p text:style-name="P21">Heterogeneity</text:p>
        </text:list-item>
      </text:list>
      <text:p text:style-name="P1"/>
      <text:p text:style-name="P107">Why do we not use MD for <text:span text:style-name="T1">modelling biomaterials?</text:span></text:p>
      <text:list xml:id="list4197759886321168183" text:style-name="L2">
        <text:list-item>
          <text:p text:style-name="P22">Computationally expensive</text:p>
        </text:list-item>
        <text:list-item>
          <text:p text:style-name="P22">to less atoms can be simulated </text:p>
        </text:list-item>
        <text:list-item>
          <text:p text:style-name="P22">the possible time periods are too short</text:p>
        </text:list-item>
        <text:list-item>
          <text:p text:style-name="P22">misses slow dynamics at supra-molecular scales (wirklich?)</text:p>
        </text:list-item>
        <text:list-item>
          <text:p text:style-name="P22">the averaging of heterogeneities is not easy (?)</text:p>
        </text:list-item>
      </text:list>
      <text:p text:style-name="P2"/>
      <text:p text:style-name="P108">Why do we not use FEM for biomaterial modelling?</text:p>
      <text:list xml:id="list3746393792292973293" text:style-name="L3">
        <text:list-item>
          <text:p text:style-name="P23">Fibers and hierarchy must be accounted for in a continuum approach</text:p>
        </text:list-item>
        <text:list-item>
          <text:p text:style-name="P23">heterogeneity can be added but is computationally expensive</text:p>
        </text:list-item>
        <text:list-item>
          <text:p text:style-name="P23">modelling discrete fiber structures with continuum methods requires a solid theoretical background</text:p>
        </text:list-item>
      </text:list>
      <text:p text:style-name="P2"/>
      <text:p text:style-name="P108">What are the advantages of discrete network models?</text:p>
      <text:list xml:id="list45641776463934527" text:style-name="L4">
        <text:list-item>
          <text:p text:style-name="P24">Fibers and fiber organization are modelled explicitly</text:p>
        </text:list-item>
        <text:list-item>
          <text:p text:style-name="P24">heterogeneity can be controlled easily </text:p>
        </text:list-item>
        <text:list-item>
          <text:p text:style-name="P24">computational costs are also easy to control</text:p>
        </text:list-item>
        <text:list-item>
          <text:p text:style-name="P24">ideal for statistical averaging</text:p>
          <text:list>
            <text:list-item>
              <text:p text:style-name="P26">useful for concepts like strain avalanches, localizations and long range correlations</text:p>
            </text:list-item>
          </text:list>
        </text:list-item>
        <text:list-item>
          <text:p text:style-name="P24">contact patterns can be modelled explicitly</text:p>
        </text:list-item>
      </text:list>
      <text:p text:style-name="P2"/>
      <text:p text:style-name="P108">What are the disadvanatges of discrete network models?</text:p>
      <text:list xml:id="list8662769857819210281" text:style-name="L5">
        <text:list-item>
          <text:p text:style-name="P25">Often, the model is a severe simplification of the reality</text:p>
        </text:list-item>
        <text:list-item>
          <text:p text:style-name="P27">does not take into account nanoscale details <text:s/>or nanoseconds dynamics</text:p>
        </text:list-item>
        <text:list-item>
          <text:p text:style-name="P27">need input from other simulation techniques (MD, FEM)</text:p>
        </text:list-item>
      </text:list>
      <text:p text:style-name="P3"/>
      <text:p text:style-name="P109">When are discrete models useful?</text:p>
      <text:list xml:id="list53783083124739418" text:style-name="L6">
        <text:list-item>
          <text:p text:style-name="P28">When fluctuations and heterogeneities dominate the structure (like in biological materials)</text:p>
        </text:list-item>
      </text:list>
      <text:p text:style-name="P2"/>
      <text:p text:style-name="P109">What is the fiber bundle model?</text:p>
      <text:list xml:id="list3817061737316377440" text:style-name="L7">
        <text:list-item>
          <text:p text:style-name="P29">Fibers are bulding a 2D network</text:p>
        </text:list-item>
        <text:list-item>
          <text:p text:style-name="P30">An increasing mechanical load is applied in fiber direction</text:p>
        </text:list-item>
        <text:list-item>
          <text:p text:style-name="P30">elastic response of fibers</text:p>
        </text:list-item>
        <text:list-item>
          <text:p text:style-name="P30">each fiber has a critical failure load</text:p>
        </text:list-item>
        <text:list-item>
          <text:p text:style-name="P30">when a fiber breaks the load gets redistributed among the other fibers</text:p>
        </text:list-item>
        <text:list-item>
          <text:p text:style-name="P30">the redistribution of the load can be handled in different ways</text:p>
        </text:list-item>
      </text:list>
      <text:p text:style-name="P4"/>
      <text:p text:style-name="P110">What are possible ways for redistribution of the load?</text:p>
      <text:list xml:id="list695430491590804364" text:style-name="L8">
        <text:list-item>
          <text:p text:style-name="P31">Equal load sharing</text:p>
        </text:list-item>
        <text:list-item>
          <text:p text:style-name="P31">local load sharing</text:p>
        </text:list-item>
      </text:list>
      <text:p text:style-name="P4"/>
      <text:p text:style-name="P110"/>
      <text:p text:style-name="P110"><text:soft-page-break/>What is equal load sharing?</text:p>
      <text:list xml:id="list4614101176633443704" text:style-name="L9">
        <text:list-item>
          <text:p text:style-name="P32">The load is redistributed uniformly among all other fibers</text:p>
        </text:list-item>
      </text:list>
      <text:p text:style-name="P4"/>
      <text:p text:style-name="P110">What is local load sharing?</text:p>
      <text:list xml:id="list7555788540206816795" text:style-name="L10">
        <text:list-item>
          <text:p text:style-name="P33">The load is redistributed among the neighbours of the broken fiber</text:p>
        </text:list-item>
      </text:list>
      <text:p text:style-name="P4"/>
      <text:p text:style-name="P111">What are properties of equal load sharing?</text:p>
      <text:list xml:id="list184310132863380338" text:style-name="L11">
        <text:list-item>
          <text:p text:style-name="P34">Simple to implement</text:p>
        </text:list-item>
        <text:list-item>
          <text:p text:style-name="P34">failure is characterized through system spanning cracks</text:p>
        </text:list-item>
        <text:list-item>
          <text:p text:style-name="P34">long range distributed stresses are dominant</text:p>
        </text:list-item>
      </text:list>
      <text:p text:style-name="P5"/>
      <text:p text:style-name="P111">What are properties of local load sharing?</text:p>
      <text:list xml:id="list2753748421054869370" text:style-name="L12">
        <text:list-item>
          <text:p text:style-name="P35">Also simple to implement</text:p>
        </text:list-item>
        <text:list-item>
          <text:p text:style-name="P35">local stresses are dominant</text:p>
        </text:list-item>
        <text:list-item>
          <text:p text:style-name="P35">failure is characterized through sudden expansion of one localized crack</text:p>
        </text:list-item>
      </text:list>
      <text:p text:style-name="P5"/>
      <text:p text:style-name="P111">How can the load redistribution be generalized?</text:p>
      <text:list xml:id="list7331330865707140248" text:style-name="L13">
        <text:list-item>
          <text:p text:style-name="P36">By laws with <draw:frame draw:style-name="fr1" draw:name="Object1" text:anchor-type="as-char" svg:y="-0.377cm" svg:width="0.741cm" svg:height="0.467cm" draw:z-index="0"><draw:object xlink:href="./Object 1" xlink:type="simple" xlink:show="embed" xlink:actuate="onLoad"/><draw:image xlink:href="./ObjectReplacements/Object 1" xlink:type="simple" xlink:show="embed" xlink:actuate="onLoad"/></draw:frame>behaviour</text:p>
        </text:list-item>
        <text:list-item>
          <text:p text:style-name="P36">introducing elasto-plastic behaviour</text:p>
        </text:list-item>
        <text:list-item>
          <text:p text:style-name="P36">bundles of different dimensions (<text:span text:style-name="T2">1D or 2D</text:span>)</text:p>
        </text:list-item>
      </text:list>
      <text:p text:style-name="P5"/>
      <text:p text:style-name="P111">What are the limitations of the fiber bundle model?</text:p>
      <text:list xml:id="list5029807862846725618" text:style-name="L14">
        <text:list-item>
          <text:p text:style-name="P37">It is not really suited for fibers that are interconnected to each other (cross-linked fibers)</text:p>
          <text:list>
            <text:list-item>
              <text:p text:style-name="P38">also if local load sharing introduces the concept of contact pattern</text:p>
            </text:list-item>
          </text:list>
        </text:list-item>
      </text:list>
      <text:p text:style-name="P6"/>
      <text:p text:style-name="P112">What is the Random Beam Model?</text:p>
      <text:list xml:id="list7539947198932821378" text:style-name="L15">
        <text:list-item>
          <text:p text:style-name="P39">A tensor model</text:p>
        </text:list-item>
      </text:list>
      <text:p text:style-name="P6"/>
      <text:p text:style-name="P112">What are the properties of the Random Beam Model?</text:p>
      <text:list xml:id="list7313156639266006382" text:style-name="L16">
        <text:list-item>
          <text:p text:style-name="P40">Each intersection in a network is a node</text:p>
        </text:list-item>
        <text:list-item>
          <text:p text:style-name="P40">each link between nodes is a beam</text:p>
        </text:list-item>
        <text:list-item>
          <text:p text:style-name="P40">beams can stretch and bend</text:p>
        </text:list-item>
      </text:list>
      <text:p text:style-name="P6"/>
      <text:p text:style-name="P112">What is the disadvanatge of the Random Beam Model? </text:p>
      <text:list xml:id="list4925667145528437733" text:style-name="L17">
        <text:list-item>
          <text:p text:style-name="P41">It is a tensor model and therefore the computational costs are very high</text:p>
        </text:list-item>
      </text:list>
      <text:p text:style-name="P6"/>
      <text:p text:style-name="P112">So what is better than tensor models?</text:p>
      <text:list xml:id="list6915048669544848674" text:style-name="L18">
        <text:list-item>
          <text:p text:style-name="P42">Scalar models</text:p>
        </text:list-item>
      </text:list>
      <text:p text:style-name="P6"/>
      <text:p text:style-name="P113">What is a scalar model?</text:p>
      <text:list xml:id="list6498110598754627640" text:style-name="L19">
        <text:list-item>
          <text:p text:style-name="P43">Forces an each link are scalar quantities</text:p>
        </text:list-item>
        <text:list-item>
          <text:p text:style-name="P43">displacements of nodes are scalar</text:p>
        </text:list-item>
        <text:list-item>
          <text:p text:style-name="P43">only one equilibrium equations per node</text:p>
        </text:list-item>
        <text:list-item>
          <text:p text:style-name="P43">with (normalized) failure criterion</text:p>
        </text:list-item>
      </text:list>
      <text:p text:style-name="P7"/>
      <text:p text:style-name="P113">What is the <text:span text:style-name="T3">electrical</text:span> equivalent <text:span text:style-name="T3">to the Random Beam Model</text:span>?</text:p>
      <text:list xml:id="list465061144089857213" text:style-name="L20">
        <text:list-item>
          <text:p text:style-name="P44">Random Fuse Model (fuse = elektr. Sicherung)</text:p>
        </text:list-item>
      </text:list>
      <text:p text:style-name="P8"/>
      <text:p text:style-name="P114"/>
      <text:p text:style-name="P114"/>
      <text:p text:style-name="P114"><text:soft-page-break/>What are the parameters of the Random Fuse Model?</text:p>
      <text:list xml:id="list455683956760954889" text:style-name="L21">
        <text:list-item>
          <text:p text:style-name="P45">Current: <text:span text:style-name="T4">I</text:span></text:p>
        </text:list-item>
        <text:list-item>
          <text:p text:style-name="P46">Voltage: <text:span text:style-name="T4">V </text:span></text:p>
        </text:list-item>
        <text:list-item>
          <text:p text:style-name="P46">Resistivity: <text:span text:style-name="T4">R</text:span></text:p>
        </text:list-item>
        <text:list-item>
          <text:p text:style-name="P46">constitutive law: <text:span text:style-name="T4">U = RI </text:span></text:p>
        </text:list-item>
      </text:list>
      <text:p text:style-name="P9"/>
      <text:p text:style-name="P72">After which law does the Random Fuse Model evolve?</text:p>
      <text:list xml:id="list6836818847897555557" text:style-name="L22">
        <text:list-item>
          <text:p text:style-name="P47">Kirchhoff‘s node law</text:p>
        </text:list-item>
      </text:list>
      <text:p text:style-name="P9"/>
      <text:p text:style-name="P72">What is Kirchhoff‘s law?</text:p>
      <text:p text:style-name="P9"/>
      <text:p text:style-name="P9"/>
      <text:p text:style-name="P72">What kind of solvers do we need?</text:p>
      <text:list xml:id="list350318649081004423" text:style-name="L23">
        <text:list-item>
          <text:p text:style-name="P48">Sparse solvers</text:p>
        </text:list-item>
      </text:list>
      <text:p text:style-name="P9"/>
      <text:p text:style-name="P72">Why do we need sparse solvers for network models?</text:p>
      <text:list xml:id="list407011336259522074" text:style-name="L24">
        <text:list-item>
          <text:p text:style-name="P49">Because usually each node has inly few connections to other nodes</text:p>
        </text:list-item>
        <text:list-item>
          <text:p text:style-name="P49">(the adjacency matrix is sparse)</text:p>
        </text:list-item>
      </text:list>
      <text:p text:style-name="P9"/>
      <text:p text:style-name="P73">What is the difference between a network and lattice?</text:p>
      <text:list xml:id="list3139906514518990823" text:style-name="L25">
        <text:list-item>
          <text:p text:style-name="P50">A lattice is regular (homogeneous)</text:p>
        </text:list-item>
      </text:list>
      <text:p text:style-name="P10"/>
      <text:p text:style-name="P73">What is the problem with sparse matrices?</text:p>
      <text:list xml:id="list4963698411729615268" text:style-name="L26">
        <text:list-item>
          <text:p text:style-name="P51">Calculations with them lead too many useless operations (with zeros)</text:p>
        </text:list-item>
        <text:list-item>
          <text:p text:style-name="P51">large amount of wasted storage</text:p>
        </text:list-item>
      </text:list>
      <text:p text:style-name="P10"/>
      <text:p text:style-name="P73">What is a data structure?</text:p>
      <text:list xml:id="list8658536332603663405" text:style-name="L27">
        <text:list-item>
          <text:p text:style-name="P52">A „way“<text:span text:style-name="T4"> </text:span>of storing data in a computer</text:p>
        </text:list-item>
      </text:list>
      <text:p text:style-name="P10"/>
      <text:p text:style-name="P73">What are differences between different data structures?</text:p>
      <text:list xml:id="list2404045018199582765" text:style-name="L28">
        <text:list-item>
          <text:p text:style-name="P53">Faster/slower acces to stored dataa</text:p>
        </text:list-item>
        <text:list-item>
          <text:p text:style-name="P53">faster/slower computations</text:p>
        </text:list-item>
        <text:list-item>
          <text:p text:style-name="P53">more/less efficient usage of memory</text:p>
        </text:list-item>
      </text:list>
      <text:p text:style-name="P10"/>
      <text:p text:style-name="P73">What are different data structures for storing vectors?</text:p>
      <text:list xml:id="list1563571360866659720" text:style-name="L29">
        <text:list-item>
          <text:p text:style-name="P87">Array </text:p>
        </text:list-item>
        <text:list-item>
          <text:p text:style-name="P54">Array of pointers</text:p>
        </text:list-item>
        <text:list-item>
          <text:p text:style-name="P54">Linked List</text:p>
        </text:list-item>
      </text:list>
      <text:p text:style-name="P10"/>
      <text:p text:style-name="P73">How does an array in the memory look like?</text:p>
      <text:list xml:id="list1917809683311241572" text:style-name="L30">
        <text:list-item>
          <text:p text:style-name="P55">Contiguous storage</text:p>
        </text:list-item>
        <text:list-item>
          <text:p text:style-name="P88">Locality of reference </text:p>
        </text:list-item>
      </text:list>
      <text:p text:style-name="P10"/>
      <text:p text:style-name="P74">How does a linked list in the memory look like?</text:p>
      <text:list xml:id="list5366597276038893722" text:style-name="L31">
        <text:list-item>
          <text:p text:style-name="P56">Non contiguous storage</text:p>
        </text:list-item>
      </text:list>
      <text:p text:style-name="P11"/>
      <text:p text:style-name="P74">How do you create an array of pointers in Python?</text:p>
      <text:list xml:id="list3960246569742245966" text:style-name="L32">
        <text:list-item>
          <text:p text:style-name="P57">With a simple Python list</text:p>
        </text:list-item>
      </text:list>
      <text:p text:style-name="P11"/>
      <text:p text:style-name="P11"/>
      <text:p text:style-name="P102"><text:soft-page-break/>How do you create an array in Python?</text:p>
      <text:list xml:id="list2605020385618030753" text:style-name="L33">
        <text:list-item>
          <text:p text:style-name="P58">With a numpy array</text:p>
        </text:list-item>
      </text:list>
      <text:p text:style-name="P10"/>
      <text:p text:style-name="P75">What does contiguous storage ensure?</text:p>
      <text:list xml:id="list4324994083254414295" text:style-name="L34">
        <text:list-item>
          <text:p text:style-name="P60">Locality of reference</text:p>
        </text:list-item>
      </text:list>
      <text:p text:style-name="P12"/>
      <text:p text:style-name="P75">What does data locality mean?</text:p>
      <text:list xml:id="list3955007030981630856" text:style-name="L35">
        <text:list-item>
          <text:p text:style-name="P61">Each piece of data is close to toher pieces which </text:p>
          <text:list>
            <text:list-item>
              <text:p text:style-name="P61">have been accessed recently</text:p>
            </text:list-item>
            <text:list-item>
              <text:p text:style-name="P61">are likely to be accessed in the near future</text:p>
            </text:list-item>
          </text:list>
        </text:list-item>
      </text:list>
      <text:p text:style-name="P12"><text:tab/><text:tab/>--&gt; locality relies on caching and pre-fetching</text:p>
      <text:p text:style-name="P12"/>
      <text:p text:style-name="P75">What are methods to enhance accessing data structures?</text:p>
      <text:list xml:id="list4285194780090381567" text:style-name="L36">
        <text:list-item>
          <text:p text:style-name="P62">Caching</text:p>
        </text:list-item>
        <text:list-item>
          <text:p text:style-name="P62">Pre-fetching</text:p>
        </text:list-item>
      </text:list>
      <text:p text:style-name="P12"/>
      <text:p text:style-name="P75">What is caching?</text:p>
      <text:list xml:id="list6189027112717879043" text:style-name="L37">
        <text:list-item>
          <text:p text:style-name="P63">Store data that has been used recently in a seperate (faster accessible) storage</text:p>
        </text:list-item>
      </text:list>
      <text:p text:style-name="P12"/>
      <text:p text:style-name="P75">What is pre-fetching?</text:p>
      <text:list xml:id="list4558859783193879697" text:style-name="L38">
        <text:list-item>
          <text:p text:style-name="P64">Also take data structures out of the storage which are not requested but are likely to be used in the near future</text:p>
        </text:list-item>
      </text:list>
      <text:p text:style-name="P12"/>
      <text:p text:style-name="P75">What are the advantages of a contiguous storage?</text:p>
      <text:list xml:id="list1081902952216959237" text:style-name="L39">
        <text:list-item>
          <text:p text:style-name="P65">Makes access to data faster</text:p>
        </text:list-item>
        <text:list-item>
          <text:p text:style-name="P65">even multi-dimensional arrays are implemented as 1D arrays</text:p>
        </text:list-item>
      </text:list>
      <text:p text:style-name="P12"/>
      <text:p text:style-name="P75">What is the sadvanatge of a non-contiguous storage?</text:p>
      <text:list xml:id="list7533427537549326348" text:style-name="L40">
        <text:list-item>
          <text:p text:style-name="P66">It makes removal/insertion of data structures faster</text:p>
        </text:list-item>
      </text:list>
      <text:p text:style-name="P12"/>
      <text:p text:style-name="P75">Which kind of storage should you use for computations?</text:p>
      <text:list xml:id="list104875624082539883" text:style-name="L41">
        <text:list-item>
          <text:p text:style-name="P67">Contiguous</text:p>
        </text:list-item>
      </text:list>
      <text:p text:style-name="P12"/>
      <text:p text:style-name="P75">Which kind of storage should you use for accessing data or altering the shape of the matrix?</text:p>
      <text:list xml:id="list2297540364270795096" text:style-name="L42">
        <text:list-item>
          <text:p text:style-name="P68">Non-contiguous </text:p>
        </text:list-item>
      </text:list>
      <text:p text:style-name="P5"/>
      <text:p text:style-name="P5"><text:s/><text:span text:style-name="T21">How do you store sparse data structures?</text:span></text:p>
      <text:list xml:id="list7886850671882449833" text:style-name="L43">
        <text:list-item>
          <text:p text:style-name="P89">Store only non-zeroes and their position</text:p>
        </text:list-item>
        <text:list-item>
          <text:p text:style-name="P90">List of lists storgae</text:p>
        </text:list-item>
        <text:list-item>
          <text:p text:style-name="P90">Compressed Sparse Row</text:p>
        </text:list-item>
      </text:list>
      <text:p text:style-name="P15"/>
      <text:p text:style-name="P115">How does a lists of lists storage work?</text:p>
      <text:list xml:id="list8460131917301195169" text:style-name="L44">
        <text:list-item>
          <text:p text:style-name="P91">Make a pointer for each row </text:p>
        </text:list-item>
        <text:list-item>
          <text:p text:style-name="P91">each pointer points to as many elements as many columns are occupied in the particular row</text:p>
        </text:list-item>
        <text:list-item>
          <text:p text:style-name="P91">the element shows in which column a value different from zero is stored</text:p>
        </text:list-item>
        <text:list-item>
          <text:p text:style-name="P91">furthermore, each element has an attached element with the value of the entry to it</text:p>
        </text:list-item>
      </text:list>
      <text:p text:style-name="P15"/>
      <text:p text:style-name="P115"/>
      <text:p text:style-name="P115"/>
      <text:p text:style-name="P115"/>
      <text:p text:style-name="P115"/>
      <text:p text:style-name="P115"><text:soft-page-break/>What are the properties of a list of lists storage?</text:p>
      <text:list xml:id="list7458850800385813004" text:style-name="L45">
        <text:list-item>
          <text:p text:style-name="P92">Data locality partly achieved</text:p>
        </text:list-item>
        <text:list-item>
          <text:p text:style-name="P92">limited by pointer indirection (Umweg)</text:p>
        </text:list-item>
        <text:list-item>
          <text:p text:style-name="P92">insertion / removal are not expensive</text:p>
        </text:list-item>
      </text:list>
      <text:p text:style-name="P15"/>
      <text:p text:style-name="P115">How does a Compressed Sparse Row storage work?</text:p>
      <text:list xml:id="list1767708554473303348" text:style-name="L46">
        <text:list-item>
          <text:p text:style-name="P93">Store the non-zero values in one list</text:p>
        </text:list-item>
        <text:list-item>
          <text:p text:style-name="P93">store the indices of the columns of the values in another list</text:p>
        </text:list-item>
        <text:list-item>
          <text:p text:style-name="P94">make a third list with indices of pointers </text:p>
          <text:list>
            <text:list-item>
              <text:list>
                <text:list-item>
                  <text:p text:style-name="P94">in Unterlagen nachschauen wie genau das ging</text:p>
                </text:list-item>
              </text:list>
            </text:list-item>
          </text:list>
        </text:list-item>
      </text:list>
      <text:p text:style-name="P16"/>
      <text:p text:style-name="P116">What are the properties of Compressed Row storages?</text:p>
      <text:list xml:id="list964832023175680932" text:style-name="L47">
        <text:list-item>
          <text:p text:style-name="P95">Less storage needed (O(n) onstead of O(n²)</text:p>
        </text:list-item>
        <text:list-item>
          <text:p text:style-name="P95">contiguous data (fast computation)</text:p>
        </text:list-item>
        <text:list-item>
          <text:p text:style-name="P95">no insertion / removal possible</text:p>
        </text:list-item>
      </text:list>
      <text:p text:style-name="P16"/>
      <text:p text:style-name="P117">What do we lose in the scalar representation of the scalar fuse model?</text:p>
      <text:p text:style-name="P117"/>
      <text:p text:style-name="P117">What is a Laplacian matrix?</text:p>
      <text:p text:style-name="P117"/>
      <text:p text:style-name="P117">How do the discretization schemes work in a discrete lattice?</text:p>
      <text:list xml:id="list3680068961440631087" text:style-name="L48">
        <text:list-item>
          <text:p text:style-name="P97">With finite differences</text:p>
        </text:list-item>
      </text:list>
      <text:p text:style-name="P17"/>
      <text:p text:style-name="P117">How do the different finite difference approximations look like?</text:p>
      <text:p text:style-name="P117"/>
      <text:p text:style-name="P117">(Finite difference approximations are valid for any contact pattern)</text:p>
      <text:p text:style-name="P117"/>
      <text:p text:style-name="P117">How does the continious (normal) Laplace operator look like?</text:p>
      <text:list xml:id="list8539249196019401409" text:style-name="L49">
        <text:list-item>
          <text:p text:style-name="P98"><draw:frame draw:style-name="fr1" draw:name="Object2" text:anchor-type="as-char" svg:y="-0.437cm" svg:width="1.062cm" svg:height="0.497cm" draw:z-index="1"><draw:object xlink:href="./Object 2" xlink:type="simple" xlink:show="embed" xlink:actuate="onLoad"/><draw:image xlink:href="./ObjectReplacements/Object 2" xlink:type="simple" xlink:show="embed" xlink:actuate="onLoad"/></draw:frame>--&gt; <draw:frame draw:style-name="fr1" draw:name="Object3" text:anchor-type="as-char" svg:y="-0.303cm" svg:width="0.817cm" svg:height="0.325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14"/>
      <text:p text:style-name="P14"/>
      <text:p text:style-name="P118">How are boundary conditions applied?</text:p>
      <text:list xml:id="list7775789514191252950" text:style-name="L80">
        <text:list-item>
          <text:p text:style-name="P163">Introducing <text:span text:style-name="T19">b</text:span><text:span text:style-name="T34"> into the balance equation on right hand side</text:span></text:p>
        </text:list-item>
      </text:list>
      <text:h text:style-name="P165" text:outline-level="2">Computational Models of Biomaterial Failure II</text:h>
      <text:p text:style-name="Standard"/>
      <text:p text:style-name="P118">Which measure gives us the mose information about the mathematics of the network?</text:p>
      <text:list xml:id="list5723124624553140368" text:style-name="L50">
        <text:list-item>
          <text:p text:style-name="P99">The spectrum of the Laplacian</text:p>
        </text:list-item>
      </text:list>
      <text:p text:style-name="P18"/>
      <text:p text:style-name="P118">What are the properties of the Laplacian?</text:p>
      <text:list xml:id="list7709614473264698469" text:style-name="L51">
        <text:list-item>
          <text:p text:style-name="P100">Real</text:p>
        </text:list-item>
        <text:list-item>
          <text:p text:style-name="P100">symmetric</text:p>
        </text:list-item>
        <text:list-item>
          <text:p text:style-name="P100">positive semi-definite</text:p>
        </text:list-item>
      </text:list>
      <text:p text:style-name="P19"/>
      <text:p text:style-name="P118">Which equation is solved in a quasi-static network formulation / simulation?</text:p>
      <text:list xml:id="list3561489403498820335" text:style-name="L52">
        <text:list-item>
          <text:p text:style-name="P101">Equilibrium equation: <text:span text:style-name="T20">L</text:span><text:span text:style-name="T5">u = </text:span><text:span text:style-name="T11">0 </text:span></text:p>
        </text:list-item>
      </text:list>
      <text:p text:style-name="P13"/>
      <text:p text:style-name="P104"><text:span text:style-name="T7">H</text:span><text:span text:style-name="T6">ow does the equilibrium equation i</text:span><text:span text:style-name="T8">n a quasi-static network simulation </text:span><text:span text:style-name="T6">with boundary conditions look like?</text:span></text:p>
      <text:list xml:id="list8224069104474016428" text:style-name="L53">
        <text:list-item>
          <text:p text:style-name="P103"><text:span text:style-name="T6"><draw:frame draw:style-name="fr1" draw:name="Object4" text:anchor-type="as-char" svg:y="-0.411cm" svg:width="1.469cm" svg:height="0.503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6"> </text:span></text:p>
        </text:list-item>
      </text:list>
      <text:p text:style-name="P69"/>
      <text:p text:style-name="P19"><text:span text:style-name="T6">What is the difference between </text:span><text:span text:style-name="T6"><draw:frame draw:style-name="fr1" draw:name="Object5" text:anchor-type="as-char" svg:y="-0.411cm" svg:width="0.534cm" svg:height="0.503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">and L ?</text:span></text:p>
      <text:p text:style-name="P5"/>
      <text:p text:style-name="P19">What is the difference between the Elastic (mechanical) model and the Fuse (electric) model?</text:p>
      <text:list xml:id="list4032588444465211025" text:style-name="L54">
        <text:list-item>
          <text:p text:style-name="P122">Fuse Model: scalar</text:p>
        </text:list-item>
        <text:list-item>
          <text:p text:style-name="P122">Elastic Model: tensorial</text:p>
        </text:list-item>
      </text:list>
      <text:p text:style-name="P20"/>
      <text:p text:style-name="P19">How is the displacement field related to the eigenvectors of<text:span text:style-name="T6"><draw:frame draw:style-name="fr1" draw:name="Object6" text:anchor-type="as-char" svg:y="-0.411cm" svg:width="0.534cm" svg:height="0.503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">?</text:span></text:p>
      <text:list xml:id="list6658397080934223317" text:style-name="L55">
        <text:list-item>
          <text:p text:style-name="P78">The displacement field is a linear combination of the eigenvectors</text:p>
        </text:list-item>
      </text:list>
      <text:p text:style-name="P79"/>
      <text:p text:style-name="P76">Why do low eigenvalues count more than big ones?</text:p>
      <text:list xml:id="list7577580011102039713" text:style-name="L56">
        <text:list-item>
          <text:p text:style-name="P80">Because in the equation </text:p>
          <text:p text:style-name="P81"><draw:frame draw:style-name="fr1" draw:name="Object7" text:anchor-type="as-char" svg:y="-0.619cm" svg:width="3.445cm" svg:height="1.048cm" draw:z-index="6"><draw:object xlink:href="./Object 7" xlink:type="simple" xlink:show="embed" xlink:actuate="onLoad"/><draw:image xlink:href="./ObjectReplacements/Object 7" xlink:type="simple" xlink:show="embed" xlink:actuate="onLoad"/></draw:frame></text:p>
          <text:p text:style-name="P82">the coefficients are inversly proportional to the eigenvalues (lower eigenvalues count more)</text:p>
        </text:list-item>
      </text:list>
      <text:p text:style-name="P83"/>
      <text:p text:style-name="P77">What is another method do describe lattices compared to spectral-graph methods?</text:p>
      <text:list xml:id="list8406350492939987950" text:style-name="L57">
        <text:list-item>
          <text:p text:style-name="P85">Fourier transform</text:p>
        </text:list-item>
      </text:list>
      <text:p text:style-name="P84"/>
      <text:p text:style-name="P77">Why is the Fourier transform in our case not really suitable?</text:p>
      <text:list xml:id="list6983768887884269638" text:style-name="L58">
        <text:list-item>
          <text:p text:style-name="P86">Because it is not made for handling heterogeneous lattices</text:p>
        </text:list-item>
      </text:list>
      <text:p text:style-name="P84"/>
      <text:p text:style-name="P120"><text:span text:style-name="T9">How can the Laplacian matrix be described through the Diagonal matrix D and the Adjacency matrix A?</text:span></text:p>
      <text:list xml:id="list3866069100575428203" text:style-name="L59">
        <text:list-item>
          <text:p text:style-name="P70">L = D – A</text:p>
        </text:list-item>
      </text:list>
      <text:p text:style-name="P71"/>
      <text:p text:style-name="P71">How can the Laplacian matrix be described through the Incidence Matrix?</text:p>
      <text:list xml:id="list370463632807351893" text:style-name="L60">
        <text:list-item>
          <text:p text:style-name="P105"><text:span text:style-name="T6">L = M</text:span><text:span text:style-name="T22">T</text:span><text:span text:style-name="T23">M</text:span></text:p>
        </text:list-item>
      </text:list>
      <text:p text:style-name="P123"/>
      <text:p text:style-name="P106"><text:span text:style-name="T23"/></text:p>
      <text:p text:style-name="P106"><text:span text:style-name="T23"/></text:p>
      <text:p text:style-name="P106"><text:span text:style-name="T23"/></text:p>
      <text:p text:style-name="P106"><text:span text:style-name="T23"/></text:p>
      <text:p text:style-name="P106"><text:soft-page-break/><text:span text:style-name="T23">What are the properties of L?</text:span></text:p>
      <text:list xml:id="list1656908762302450034" text:style-name="L61">
        <text:list-item>
          <text:p text:style-name="P132">Real</text:p>
        </text:list-item>
        <text:list-item>
          <text:p text:style-name="P132">symmetric</text:p>
        </text:list-item>
        <text:list-item>
          <text:p text:style-name="P160"><text:span text:style-name="T23">det </text:span><text:span text:style-name="T26">L = </text:span><text:span text:style-name="T23">0</text:span></text:p>
        </text:list-item>
        <text:list-item>
          <text:p text:style-name="P133">positive semi-definite</text:p>
        </text:list-item>
        <text:list-item>
          <text:p text:style-name="P132">has at least one zero eigenvalue</text:p>
        </text:list-item>
        <text:list-item>
          <text:p text:style-name="P160"><text:span text:style-name="T23">the balance equation </text:span><text:span text:style-name="T27">L</text:span><text:span text:style-name="T33">u = </text:span><text:span text:style-name="T27">0 </text:span><text:span text:style-name="T23">has infinite many solutions</text:span></text:p>
          <text:list>
            <text:list-item>
              <text:p text:style-name="P132">the rows/columns are linear dependent <text:s/></text:p>
            </text:list-item>
          </text:list>
        </text:list-item>
        <text:list-item>
          <text:p text:style-name="P133">by imposing proper boundary conditions the eigenvalue which equals zero is removed</text:p>
        </text:list-item>
        <text:list-item>
          <text:p text:style-name="P133">the number of zero-eigenvalues is equal to the number of physical disconnected components</text:p>
        </text:list-item>
        <text:list-item>
          <text:p text:style-name="P133">the zero <text:s/>eigenvalue is associated with uniform translational displacement of the component</text:p>
        </text:list-item>
      </text:list>
      <text:p text:style-name="P134"/>
      <text:p text:style-name="P124">What does the Rayleigh quotient say about the Laplacian matrix?</text:p>
      <text:p text:style-name="P134"/>
      <text:p text:style-name="P124"/>
      <text:p text:style-name="P125">What can be proven through the Rayleigh quotient?</text:p>
      <text:list xml:id="list8105644525299511019" text:style-name="L62">
        <text:list-item>
          <text:p text:style-name="P136">The numerator of the quotient describes the elastic energy of the network; since the elastic energy can only be positive (elastic energy can only be stored) the Laplacian must be positive semi-definite</text:p>
        </text:list-item>
      </text:list>
      <text:p text:style-name="P135"/>
      <text:p text:style-name="P102"><text:span text:style-name="T24">What is the incidence matrix M for the Laplacian L?</text:span></text:p>
      <text:list xml:id="list4827597389305073376" text:style-name="L63">
        <text:list-item>
          <text:p text:style-name="P137">a gradient</text:p>
        </text:list-item>
      </text:list>
      <text:p text:style-name="P138"/>
      <text:p text:style-name="P126">What happens with the eigenvalues when a crack evolves inside the system?</text:p>
      <text:list xml:id="list3462122384799267847" text:style-name="L64">
        <text:list-item>
          <text:p text:style-name="P140">The spectral gap decreases</text:p>
          <text:list>
            <text:list-item>
              <text:p text:style-name="P140">this implies localization around eigenvectors of lower spectral edge (?????)</text:p>
            </text:list-item>
          </text:list>
        </text:list-item>
      </text:list>
      <text:p text:style-name="P139"/>
      <text:p text:style-name="P126">What are the accessible frequencies for the network (depending on the eigenvalues)</text:p>
      <text:list xml:id="list7265718509172774717" text:style-name="L65">
        <text:list-item>
          <text:p text:style-name="P141"><draw:frame draw:style-name="fr1" draw:name="Object8" text:anchor-type="as-char" svg:y="-0.707cm" svg:width="1.692cm" svg:height="1.087cm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</text:list>
      <text:p text:style-name="P139"/>
      <text:p text:style-name="P139"><text:tab/>What does this mean?</text:p>
      <text:list xml:id="list5770500686992778240" text:style-name="L66">
        <text:list-item>
          <text:p text:style-name="P162"><text:span text:style-name="T29">The frequencies slow down if there is an increasing </text:span><text:span text:style-name="T31">crack in the network</text:span></text:p>
        </text:list-item>
      </text:list>
      <text:p text:style-name="P142"/>
      <text:p text:style-name="P127">How is the behaviour in overdamped motion?</text:p>
      <text:p text:style-name="P143"/>
      <text:p text:style-name="P143"/>
      <text:p text:style-name="P121"><text:span text:style-name="T23">How can </text:span><text:span text:style-name="T25">percolation</text:span><text:span text:style-name="T23"> be described?</text:span></text:p>
      <text:list xml:id="list8534391626608570476" text:style-name="L67">
        <text:list-item>
          <text:p text:style-name="P144">As a phase transition</text:p>
        </text:list-item>
      </text:list>
      <text:p text:style-name="P143"/>
      <text:p text:style-name="P121"><text:span text:style-name="T23">What is the difference between pertubation and </text:span><text:span text:style-name="T25">percolation</text:span><text:span text:style-name="T23"> theory?</text:span></text:p>
      <text:list xml:id="list4062050263855568989" text:style-name="L68">
        <text:list-item>
          <text:p text:style-name="P145">They are totally different things and have basically nothing to do with each other</text:p>
        </text:list-item>
      </text:list>
      <text:p text:style-name="P143"/>
      <text:p text:style-name="P128">Why is percolation theory helpful for networks?</text:p>
      <text:list xml:id="list6076702131454546178" text:style-name="L69">
        <text:list-item>
          <text:p text:style-name="P146">The breakage of a network can be described (idelaistic) through percolation theory </text:p>
        </text:list-item>
        <text:list-item>
          <text:p text:style-name="P152">it provides an estimate of how robust the network is</text:p>
        </text:list-item>
      </text:list>
      <text:p text:style-name="P134"/>
      <text:p text:style-name="P147"><text:span text:style-name="T19">How can the breakage of a network be described by percolation theory?</text:span></text:p>
      <text:list xml:id="list5779983336541979191" text:style-name="L70">
        <text:list-item>
          <text:p text:style-name="P148">If there is a giant cluster (as big as the system size and the second largest cluster is much smaller) the network can considered to be broken</text:p>
        </text:list-item>
      </text:list>
      <text:p text:style-name="P147"><text:soft-page-break/></text:p>
      <text:p text:style-name="P129">What are different possibilities for percolation?</text:p>
      <text:list xml:id="list3159374645704944241" text:style-name="L71">
        <text:list-item>
          <text:p text:style-name="P149">Site percolation</text:p>
        </text:list-item>
        <text:list-item>
          <text:p text:style-name="P149">Bond percolation</text:p>
        </text:list-item>
      </text:list>
      <text:p text:style-name="P147"/>
      <text:p text:style-name="P129">What is site percolation?</text:p>
      <text:list xml:id="list3561388812296122373" text:style-name="L72">
        <text:list-item>
          <text:p text:style-name="P150">Nodes are further and further occupied</text:p>
        </text:list-item>
      </text:list>
      <text:p text:style-name="P147"/>
      <text:p text:style-name="P129">What is bond percolation?</text:p>
      <text:list xml:id="list2277062077896214142" text:style-name="L73">
        <text:list-item>
          <text:p text:style-name="P151">Links between randomly chosen sites are added (chosen in lecture)</text:p>
        </text:list-item>
      </text:list>
      <text:p text:style-name="P147"/>
      <text:p text:style-name="P130">What is the characteristic coefficient of a network concerning percolation?</text:p>
      <text:list xml:id="list1423691328834435254" text:style-name="L74">
        <text:list-item>
          <text:p text:style-name="P159">Percolation threshold</text:p>
        </text:list-item>
      </text:list>
      <text:p text:style-name="P158"/>
      <text:p text:style-name="P131">What is happening at the percolation threshold?</text:p>
      <text:list xml:id="list551385729926151303" text:style-name="L75">
        <text:list-item>
          <text:p text:style-name="P154">Emergence of giant component</text:p>
        </text:list-item>
        <text:list-item>
          <text:p text:style-name="P154">symmetry breaking</text:p>
        </text:list-item>
      </text:list>
      <text:p text:style-name="P153"/>
      <text:p text:style-name="P131">What is the percolation threshold for a 2D system with quadratic lattice structure?</text:p>
      <text:list xml:id="list4713716033937460530" text:style-name="L76">
        <text:list-item>
          <text:p text:style-name="P155">0.5</text:p>
        </text:list-item>
      </text:list>
      <text:p text:style-name="P153"/>
      <text:p text:style-name="P131">How is the size distribution of the components at the percolation threshold?</text:p>
      <text:list xml:id="list8355456763593616737" text:style-name="L77">
        <text:list-item>
          <text:p text:style-name="P161"><text:span text:style-name="T23">s ~ N</text:span><text:span text:style-name="T22">a <text:s/></text:span><text:span text:style-name="T23">(power law)</text:span></text:p>
        </text:list-item>
      </text:list>
      <text:p text:style-name="P153"/>
      <text:p text:style-name="P131">What do different exponents mean?</text:p>
      <text:list xml:id="list7521673937505767976" text:style-name="L78">
        <text:list-item>
          <text:p text:style-name="P156">Different universality classes</text:p>
        </text:list-item>
      </text:list>
      <text:p text:style-name="P153"/>
      <text:p text:style-name="P131">What are problems of percolation theory?</text:p>
      <text:list xml:id="list2619512717834999486" text:style-name="L79">
        <text:list-item>
          <text:p text:style-name="P157">Exact results are extremely hard to obtain</text:p>
        </text:list-item>
        <text:list-item>
          <text:p text:style-name="P157">only very cases solved for 3D systems</text:p>
        </text:list-item>
        <text:list-item>
          <text:p text:style-name="P157">percolation theory allways works in the infinte size limit</text:p>
        </text:list-item>
      </text:list>
      <text:p text:style-name="P134"/>
      <text:p text:style-name="P134"/>
      <text:p text:style-name="P134"/>
      <text:p text:style-name="P134"/>
      <text:p text:style-name="P1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3:48:01.005837415</meta:creation-date>
    <dc:date>2017-03-08T16:25:38.386514293</dc:date>
    <meta:editing-duration>PT1H51M23S</meta:editing-duration>
    <meta:editing-cycles>9</meta:editing-cycles>
    <meta:generator>LibreOffice/5.2.3.3$Linux_X86_64 LibreOffice_project/20$Build-3</meta:generator>
    <meta:document-statistic meta:table-count="0" meta:image-count="0" meta:object-count="8" meta:page-count="8" meta:paragraph-count="250" meta:word-count="1915" meta:character-count="11040" meta:non-whitespace-character-count="9509"/>
  </office:meta>
</office:document-meta>
</file>

<file path=Object 1/content.xml><?xml version="1.0" encoding="utf-8"?>
<math xmlns="http://www.w3.org/1998/Math/MathML" display="block">
  <semantics>
    <msup>
      <mi>r</mi>
      <mrow>
        <mo stretchy="false">−</mo>
        <mi mathvariant="normal">γ</mi>
      </mrow>
    </msup>
    <annotation encoding="StarMath 5.0">r ^{ - %gamma }</annotation>
  </semantics>
</math>
</file>

<file path=Object 2/content.xml><?xml version="1.0" encoding="utf-8"?>
<math xmlns="http://www.w3.org/1998/Math/MathML" display="block">
  <semantics>
    <mrow>
      <mo stretchy="false">−</mo>
      <msup>
        <mo stretchy="false">∇</mo>
        <mn>2</mn>
      </msup>
    </mrow>
    <annotation encoding="StarMath 5.0">- nabla^2  </annotation>
  </semantics>
</math>
</file>

<file path=Object 3/content.xml><?xml version="1.0" encoding="utf-8"?>
<math xmlns="http://www.w3.org/1998/Math/MathML" display="block">
  <semantics>
    <mrow>
      <mo stretchy="false">−</mo>
      <mi mathvariant="normal">Δ</mi>
    </mrow>
    <annotation encoding="StarMath 5.0">- %DELTA </annotation>
  </semantics>
</math>
</file>

<file path=Object 4/content.xml><?xml version="1.0" encoding="utf-8"?>
<math xmlns="http://www.w3.org/1998/Math/MathML" display="block">
  <semantics>
    <mrow>
      <mover accent="true">
        <mstyle mathvariant="bold">
          <mi>L</mi>
        </mstyle>
        <mo stretchy="false">~</mo>
      </mover>
      <mrow>
        <mstyle mathvariant="bold">
          <mi>w</mi>
        </mstyle>
        <mo stretchy="false">=</mo>
        <mstyle mathvariant="bold">
          <mi>b</mi>
        </mstyle>
      </mrow>
    </mrow>
    <annotation encoding="StarMath 5.0">tilde bold L bold w = bold b</annotation>
  </semantics>
</math>
</file>

<file path=Object 5/content.xml><?xml version="1.0" encoding="utf-8"?>
<math xmlns="http://www.w3.org/1998/Math/MathML" display="block">
  <semantics>
    <mover accent="true">
      <mstyle mathvariant="bold">
        <mi>L</mi>
      </mstyle>
      <mo stretchy="false">~</mo>
    </mover>
    <annotation encoding="StarMath 5.0">tilde bold L</annotation>
  </semantics>
</math>
</file>

<file path=Object 6/content.xml><?xml version="1.0" encoding="utf-8"?>
<math xmlns="http://www.w3.org/1998/Math/MathML" display="block">
  <semantics>
    <mover accent="true">
      <mstyle mathvariant="bold">
        <mi>L</mi>
      </mstyle>
      <mo stretchy="false">~</mo>
    </mover>
    <annotation encoding="StarMath 5.0">tilde bold L</annotation>
  </semantics>
</math>
</file>

<file path=Object 7/content.xml><?xml version="1.0" encoding="utf-8"?>
<math xmlns="http://www.w3.org/1998/Math/MathML" display="block">
  <semantics>
    <mrow>
      <msub>
        <mi>w</mi>
        <mi>i</mi>
      </msub>
      <mo stretchy="false">=</mo>
      <mrow>
        <munder>
          <mo stretchy="false">∑</mo>
          <mi>m</mi>
        </munder>
        <mrow>
          <mfrac>
            <mn>1</mn>
            <mi mathvariant="normal">λ</mi>
          </mfrac>
          <mrow>
            <mo fence="true" stretchy="false">(</mo>
            <mrow>
              <mrow>
                <mstyle mathvariant="bold">
                  <msup>
                    <mi>v</mi>
                    <mi>m</mi>
                  </msup>
                </mstyle>
                <mo stretchy="false">⋅</mo>
                <mstyle mathvariant="bold">
                  <mi>b</mi>
                </mstyle>
              </mrow>
            </mrow>
            <mo fence="true" stretchy="false">)</mo>
          </mrow>
          <msubsup>
            <mi>v</mi>
            <mi>i</mi>
            <mi>m</mi>
          </msubsup>
        </mrow>
      </mrow>
    </mrow>
    <annotation encoding="StarMath 5.0">w_i = sum from{m} {1 over %lambda  (bold v ^ m cdot bold b) v_i^m} </annotation>
  </semantics>
</math>
</file>

<file path=Object 8/content.xml><?xml version="1.0" encoding="utf-8"?>
<math xmlns="http://www.w3.org/1998/Math/MathML" display="block">
  <semantics>
    <mrow>
      <msub>
        <mi mathvariant="normal">ω</mi>
        <mi>j</mi>
      </msub>
      <mo stretchy="false">=</mo>
      <msqrt>
        <mfrac>
          <msub>
            <mi mathvariant="normal">λ</mi>
            <mi>j</mi>
          </msub>
          <mi>m</mi>
        </mfrac>
      </msqrt>
    </mrow>
    <annotation encoding="StarMath 5.0">%omega_j = sqrt {%lambda_j over m}  </annotation>
  </semantics>
</math>
</file>